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010000000124E9D314E0E6B25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NewRoman" svg:font-family="TimesNewRoman"/>
    <style:font-face style:name="TimesNewRomanPS" svg:font-family="TimesNewRomanP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4" style:family="graphic" style:parent-style-name="standard">
      <style:graphic-properties draw:stroke="solid" svg:stroke-width="0.035cm" svg:stroke-color="#1155cc" draw:stroke-linejoin="miter" svg:stroke-linecap="butt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4pt" style:font-size-asian="14pt" style:font-size-complex="14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6" style:family="paragraph">
      <loext:graphic-properties draw:fill="none"/>
    </style:style>
    <style:style style:name="T1" style:family="text">
      <style:text-properties fo:color="#000000" style:font-name="TimesNewRomanPS" fo:font-size="14pt" fo:font-weight="bold" style:font-size-asian="14pt" style:font-name-complex="TimesNewRomanPS" style:font-size-complex="14pt" style:font-weight-complex="bold"/>
    </style:style>
    <style:style style:name="T2" style:family="text">
      <style:text-properties fo:color="#000000" style:font-name="TimesNewRoman" fo:font-size="14pt" style:font-size-asian="14pt" style:font-name-complex="TimesNewRoman" style:font-size-complex="14pt"/>
    </style:style>
    <style:style style:name="T3" style:family="text">
      <style:text-properties fo:color="#000000" style:font-name="TimesNewRomanPS" fo:font-size="12pt" fo:font-style="italic" style:font-size-asian="12pt" style:font-name-complex="TimesNewRomanPS" style:font-size-complex="12pt" style:font-style-complex="italic"/>
    </style:style>
    <style:style style:name="T4" style:family="text">
      <style:text-properties fo:color="#1155cc" style:font-name="TimesNewRoman" fo:font-size="14pt" style:font-size-asian="14pt" style:font-name-complex="TimesNewRoman" style:font-size-complex="14pt"/>
    </style:style>
    <style:style style:name="T5" style:family="text">
      <style:text-properties fo:color="#000000" style:font-name="Arial" fo:font-size="12pt" style:font-size-asian="12pt" style:font-name-complex="Arial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2" draw:text-style-name="P3" draw:layer="layout" svg:width="8.227cm" svg:height="0.547cm" svg:x="6.433cm" svg:y="2.561cm">
          <draw:text-box>
            <text:p text:style-name="P2"><text:span text:style-name="T1">Міністерство освіти і науки України</text:span></text:p>
          </draw:text-box>
        </draw:frame>
        <draw:frame draw:style-name="gr2" draw:text-style-name="P3" draw:layer="layout" svg:width="10.391cm" svg:height="0.547cm" svg:x="5.341cm" svg:y="3.157cm">
          <draw:text-box>
            <text:p text:style-name="P2"><text:span text:style-name="T1">Національний технічний університет України</text:span></text:p>
          </draw:text-box>
        </draw:frame>
        <draw:frame draw:style-name="gr2" draw:text-style-name="P3" draw:layer="layout" svg:width="13.743cm" svg:height="0.547cm" svg:x="3.679cm" svg:y="3.754cm">
          <draw:text-box>
            <text:p text:style-name="P2"><text:span text:style-name="T1">«Київський політехнічний інститут імені Ігоря Сікорського»</text:span></text:p>
          </draw:text-box>
        </draw:frame>
        <draw:frame draw:style-name="gr2" draw:text-style-name="P3" draw:layer="layout" svg:width="11.779cm" svg:height="0.547cm" svg:x="4.671cm" svg:y="4.35cm">
          <draw:text-box>
            <text:p text:style-name="P2"><text:span text:style-name="T1">Факультет інформатики та обчислювальної техніки</text:span></text:p>
          </draw:text-box>
        </draw:frame>
        <draw:frame draw:style-name="gr2" draw:text-style-name="P3" draw:layer="layout" svg:width="7.567cm" svg:height="0.547cm" svg:x="6.753cm" svg:y="4.946cm">
          <draw:text-box>
            <text:p text:style-name="P2"><text:span text:style-name="T1">Кафедра обчислювальної техніки</text:span></text:p>
          </draw:text-box>
        </draw:frame>
        <draw:frame draw:style-name="gr2" draw:text-style-name="P3" draw:layer="layout" svg:width="6.614cm" svg:height="0.547cm" svg:x="7.231cm" svg:y="10.218cm">
          <draw:text-box>
            <text:p text:style-name="P2"><text:span text:style-name="T1">Лабораторна робота №3.1-3.3</text:span></text:p>
          </draw:text-box>
        </draw:frame>
        <draw:frame draw:style-name="gr2" draw:text-style-name="P3" draw:layer="layout" svg:width="2.779cm" svg:height="0.547cm" svg:x="9.121cm" svg:y="11.153cm">
          <draw:text-box>
            <text:p text:style-name="P2"><text:span text:style-name="T2">з дисципліни</text:span></text:p>
          </draw:text-box>
        </draw:frame>
        <draw:frame draw:style-name="gr2" draw:text-style-name="P3" draw:layer="layout" svg:width="7.707cm" svg:height="0.547cm" svg:x="6.709cm" svg:y="11.806cm">
          <draw:text-box>
            <text:p text:style-name="P2"><text:span text:style-name="T2">«Інтелектуальні вбудовані системи»</text:span></text:p>
          </draw:text-box>
        </draw:frame>
        <draw:frame draw:style-name="gr2" draw:text-style-name="P3" draw:layer="layout" svg:width="1.611cm" svg:height="0.547cm" svg:x="9.7cm" svg:y="12.741cm">
          <draw:text-box>
            <text:p text:style-name="P2"><text:span text:style-name="T2">на тему</text:span></text:p>
          </draw:text-box>
        </draw:frame>
        <draw:frame draw:style-name="gr2" draw:text-style-name="P3" draw:layer="layout" svg:width="14.429cm" svg:height="0.547cm" svg:x="3.309cm" svg:y="13.394cm">
          <draw:text-box>
            <text:p text:style-name="P2"><text:span text:style-name="T2">“</text:span><text:span text:style-name="T2">ДОСЛІДЖЕННЯ ГЕНЕТИЧНОГО АЛГОРИТМУ ", “РЕАЛІЗАЦІЯ</text:span></text:p>
          </draw:text-box>
        </draw:frame>
        <draw:frame draw:style-name="gr2" draw:text-style-name="P3" draw:layer="layout" svg:width="13.566cm" svg:height="0.547cm" svg:x="3.76cm" svg:y="14.048cm">
          <draw:text-box>
            <text:p text:style-name="P2"><text:span text:style-name="T2">ЗАДАЧІ РОЗКЛАДАННЯ ЧИСЛА НА ПРОСТІ МНОЖНИКИ”,</text:span></text:p>
          </draw:text-box>
        </draw:frame>
        <draw:frame draw:style-name="gr2" draw:text-style-name="P3" draw:layer="layout" svg:width="14.738cm" svg:height="0.547cm" svg:x="3.148cm" svg:y="14.701cm">
          <draw:text-box>
            <text:p text:style-name="P2"><text:span text:style-name="T2">“</text:span><text:span text:style-name="T2">ДОСЛІДЖЕННЯ НЕЙРОННИХ МЕРЕЖ. МОДЕЛЬ PERCEPTRON”</text:span></text:p>
          </draw:text-box>
        </draw:frame>
        <draw:frame draw:style-name="gr2" draw:text-style-name="P3" draw:layer="layout" svg:width="2.182cm" svg:height="0.547cm" svg:x="2.54cm" svg:y="20.907cm">
          <draw:text-box>
            <text:p text:style-name="P2"><text:span text:style-name="T2">Виконала:</text:span></text:p>
          </draw:text-box>
        </draw:frame>
        <draw:frame draw:style-name="gr2" draw:text-style-name="P3" draw:layer="layout" svg:width="2.309cm" svg:height="0.547cm" svg:x="12.7cm" svg:y="20.907cm">
          <draw:text-box>
            <text:p text:style-name="P2"><text:span text:style-name="T2">Перевірив:</text:span></text:p>
          </draw:text-box>
        </draw:frame>
        <draw:frame draw:style-name="gr2" draw:text-style-name="P3" draw:layer="layout" svg:width="4.773cm" svg:height="0.547cm" svg:x="2.54cm" svg:y="21.786cm">
          <draw:text-box>
            <text:p text:style-name="P2"><text:span text:style-name="T2">студентка групи ІП-83</text:span></text:p>
          </draw:text-box>
        </draw:frame>
        <draw:frame draw:style-name="gr2" draw:text-style-name="P3" draw:layer="layout" svg:width="3.135cm" svg:height="0.547cm" svg:x="12.787cm" svg:y="21.786cm">
          <draw:text-box>
            <text:p text:style-name="P2"><text:span text:style-name="T2">ас. Регіда П. Г.</text:span></text:p>
          </draw:text-box>
        </draw:frame>
        <draw:frame draw:style-name="gr2" draw:text-style-name="P3" draw:layer="layout" svg:width="6.42cm" svg:height="0.547cm" svg:x="2.54cm" svg:y="22.721cm">
          <draw:text-box>
            <text:p text:style-name="P2"><text:span text:style-name="T2">Расюк Альона Володимирівна</text:span></text:p>
          </draw:text-box>
        </draw:frame>
        <draw:frame draw:style-name="gr2" draw:text-style-name="P3" draw:layer="layout" svg:width="2.093cm" svg:height="0.547cm" svg:x="9.463cm" svg:y="25.188cm">
          <draw:text-box>
            <text:p text:style-name="P2"><text:span text:style-name="T2">Київ 2021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polygon draw:style-name="gr1" draw:text-style-name="P1" draw:layer="layout" svg:width="3.25cm" svg:height="0.487cm" svg:x="2.54cm" svg:y="15.182cm" svg:viewBox="0 0 3251 488" draw:points="0,0 3251,0 3251,488 0,488">
          <text:p/>
        </draw:polygon>
        <draw:polygon draw:style-name="gr1" draw:text-style-name="P1" draw:layer="layout" svg:width="3.626cm" svg:height="0.486cm" svg:x="2.54cm" svg:y="16.156cm" svg:viewBox="0 0 3627 487" draw:points="0,0 3627,0 3627,487 0,487">
          <text:p/>
        </draw:polygon>
        <draw:polygon draw:style-name="gr1" draw:text-style-name="P1" draw:layer="layout" svg:width="1.822cm" svg:height="0.487cm" svg:x="2.54cm" svg:y="16.642cm" svg:viewBox="0 0 1823 488" draw:points="0,0 1823,0 1823,488 0,488">
          <text:p/>
        </draw:polygon>
        <draw:polygon draw:style-name="gr1" draw:text-style-name="P1" draw:layer="layout" svg:width="3.962cm" svg:height="0.487cm" svg:x="2.54cm" svg:y="17.129cm" svg:viewBox="0 0 3963 488" draw:points="0,0 3963,0 3963,488 0,488">
          <text:p/>
        </draw:polygon>
        <draw:polygon draw:style-name="gr1" draw:text-style-name="P1" draw:layer="layout" svg:width="2.32cm" svg:height="0.486cm" svg:x="2.54cm" svg:y="18.103cm" svg:viewBox="0 0 2321 487" draw:points="0,0 2321,0 2321,487 0,487">
          <text:p/>
        </draw:polygon>
        <draw:polygon draw:style-name="gr1" draw:text-style-name="P1" draw:layer="layout" svg:width="3.142cm" svg:height="0.487cm" svg:x="2.54cm" svg:y="18.589cm" svg:viewBox="0 0 3143 488" draw:points="0,0 3143,0 3143,488 0,488">
          <text:p/>
        </draw:polygon>
        <draw:polygon draw:style-name="gr1" draw:text-style-name="P1" draw:layer="layout" svg:width="2.527cm" svg:height="0.487cm" svg:x="2.54cm" svg:y="19.563cm" svg:viewBox="0 0 2528 488" draw:points="0,0 2528,0 2528,488 0,488">
          <text:p/>
        </draw:polygon>
        <draw:polygon draw:style-name="gr1" draw:text-style-name="P1" draw:layer="layout" svg:width="1.948cm" svg:height="0.487cm" svg:x="2.54cm" svg:y="20.05cm" svg:viewBox="0 0 1949 488" draw:points="0,0 1949,0 1949,488 0,488">
          <text:p/>
        </draw:polygon>
        <draw:polygon draw:style-name="gr1" draw:text-style-name="P1" draw:layer="layout" svg:width="2.363cm" svg:height="0.486cm" svg:x="2.54cm" svg:y="20.537cm" svg:viewBox="0 0 2364 487" draw:points="0,0 2364,0 2364,487 0,487">
          <text:p/>
        </draw:polygon>
        <draw:polygon draw:style-name="gr1" draw:text-style-name="P1" draw:layer="layout" svg:width="2.163cm" svg:height="0.487cm" svg:x="2.54cm" svg:y="21.023cm" svg:viewBox="0 0 2164 488" draw:points="0,0 2164,0 2164,488 0,488">
          <text:p/>
        </draw:polygon>
        <draw:polygon draw:style-name="gr1" draw:text-style-name="P1" draw:layer="layout" svg:width="0.94cm" svg:height="0.487cm" svg:x="2.54cm" svg:y="21.51cm" svg:viewBox="0 0 941 488" draw:points="0,0 941,0 941,488 0,488">
          <text:p/>
        </draw:polygon>
        <draw:polygon draw:style-name="gr1" draw:text-style-name="P1" draw:layer="layout" svg:width="0.592cm" svg:height="0.487cm" svg:x="2.54cm" svg:y="21.997cm" svg:viewBox="0 0 593 488" draw:points="0,0 593,0 593,488 0,488">
          <text:p/>
        </draw:polygon>
        <draw:polygon draw:style-name="gr1" draw:text-style-name="P1" draw:layer="layout" svg:width="3.726cm" svg:height="0.486cm" svg:x="2.54cm" svg:y="22.971cm" svg:viewBox="0 0 3727 487" draw:points="0,0 3727,0 3727,487 0,487">
          <text:p/>
        </draw:polygon>
        <draw:polygon draw:style-name="gr1" draw:text-style-name="P1" draw:layer="layout" svg:width="1.948cm" svg:height="0.487cm" svg:x="2.54cm" svg:y="23.457cm" svg:viewBox="0 0 1949 488" draw:points="0,0 1949,0 1949,488 0,488">
          <text:p/>
        </draw:polygon>
        <draw:polygon draw:style-name="gr1" draw:text-style-name="P1" draw:layer="layout" svg:width="2.457cm" svg:height="0.487cm" svg:x="2.54cm" svg:y="23.944cm" svg:viewBox="0 0 2458 488" draw:points="0,0 2458,0 2458,488 0,488">
          <text:p/>
        </draw:polygon>
        <draw:polygon draw:style-name="gr1" draw:text-style-name="P1" draw:layer="layout" svg:width="2.163cm" svg:height="0.487cm" svg:x="2.54cm" svg:y="24.431cm" svg:viewBox="0 0 2164 488" draw:points="0,0 2164,0 2164,488 0,488">
          <text:p/>
        </draw:polygon>
        <draw:polygon draw:style-name="gr1" draw:text-style-name="P1" draw:layer="layout" svg:width="0.94cm" svg:height="0.487cm" svg:x="2.54cm" svg:y="24.918cm" svg:viewBox="0 0 941 488" draw:points="0,0 941,0 941,488 0,488">
          <text:p/>
        </draw:polygon>
        <draw:polygon draw:style-name="gr1" draw:text-style-name="P1" draw:layer="layout" svg:width="0.592cm" svg:height="0.486cm" svg:x="2.54cm" svg:y="25.405cm" svg:viewBox="0 0 593 487" draw:points="0,0 593,0 593,487 0,487">
          <text:p/>
        </draw:polygon>
        <draw:polygon draw:style-name="gr1" draw:text-style-name="P1" draw:layer="layout" svg:width="4.094cm" svg:height="0.487cm" svg:x="2.54cm" svg:y="26.378cm" svg:viewBox="0 0 4095 488" draw:points="0,0 4095,0 4095,488 0,488">
          <text:p/>
        </draw:polygon>
        <draw:frame draw:style-name="gr2" draw:text-style-name="P3" draw:layer="layout" svg:width="2.28cm" svg:height="0.547cm" svg:x="2.54cm" svg:y="2.561cm">
          <draw:text-box>
            <text:p text:style-name="P2"><text:span text:style-name="T1">Завдання:</text:span></text:p>
          </draw:text-box>
        </draw:frame>
        <draw:frame draw:style-name="gr2" draw:text-style-name="P3" draw:layer="layout" svg:width="0.493cm" svg:height="0.547cm" svg:x="3.175cm" svg:y="3.214cm">
          <draw:text-box>
            <text:p text:style-name="P2"><text:span text:style-name="T2">1.</text:span></text:p>
          </draw:text-box>
        </draw:frame>
        <draw:frame draw:style-name="gr2" draw:text-style-name="P3" draw:layer="layout" svg:width="13.265cm" svg:height="0.547cm" svg:x="3.81cm" svg:y="3.214cm">
          <draw:text-box>
            <text:p text:style-name="P2"><text:span text:style-name="T2">Розробити програма для факторизації заданого числа методом</text:span></text:p>
          </draw:text-box>
        </draw:frame>
        <draw:frame draw:style-name="gr2" draw:text-style-name="P3" draw:layer="layout" svg:width="14.277cm" svg:height="0.547cm" svg:x="3.81cm" svg:y="3.867cm">
          <draw:text-box>
            <text:p text:style-name="P2"><text:span text:style-name="T2">Ферма. Реалізувати користувацький інтерфейс з можливістю вводу</text:span></text:p>
          </draw:text-box>
        </draw:frame>
        <draw:frame draw:style-name="gr2" draw:text-style-name="P3" draw:layer="layout" svg:width="1.382cm" svg:height="0.547cm" svg:x="3.81cm" svg:y="4.52cm">
          <draw:text-box>
            <text:p text:style-name="P2"><text:span text:style-name="T2">даних.</text:span></text:p>
          </draw:text-box>
        </draw:frame>
        <draw:frame draw:style-name="gr2" draw:text-style-name="P3" draw:layer="layout" svg:width="0.493cm" svg:height="0.547cm" svg:x="3.175cm" svg:y="5.173cm">
          <draw:text-box>
            <text:p text:style-name="P2"><text:span text:style-name="T2">2.</text:span></text:p>
          </draw:text-box>
        </draw:frame>
        <draw:frame draw:style-name="gr2" draw:text-style-name="P3" draw:layer="layout" svg:width="14.29cm" svg:height="0.547cm" svg:x="3.81cm" svg:y="5.173cm">
          <draw:text-box>
            <text:p text:style-name="P2"><text:span text:style-name="T2">Поріг спрацювання: P = 4 Дано точки: А(0,6), В(1,5), С(3,3), D(2,4).</text:span></text:p>
          </draw:text-box>
        </draw:frame>
        <draw:frame draw:style-name="gr2" draw:text-style-name="P3" draw:layer="layout" svg:width="14.01cm" svg:height="0.547cm" svg:x="3.81cm" svg:y="5.827cm">
          <draw:text-box>
            <text:p text:style-name="P2"><text:span text:style-name="T2">Швидкості навчання: δ = {0,001; 0,01; 0,05; 0.1; 0.2; 0,3} Дедлайн:</text:span></text:p>
          </draw:text-box>
        </draw:frame>
        <draw:frame draw:style-name="gr2" draw:text-style-name="P3" draw:layer="layout" svg:width="14.391cm" svg:height="0.547cm" svg:x="3.81cm" svg:y="6.48cm">
          <draw:text-box>
            <text:p text:style-name="P2"><text:span text:style-name="T2">часовий = {0.5с; 1с; 2с; 5с}, кількість ітерацій = {100;200;500;1000}</text:span></text:p>
          </draw:text-box>
        </draw:frame>
        <draw:frame draw:style-name="gr2" draw:text-style-name="P3" draw:layer="layout" svg:width="14.099cm" svg:height="0.547cm" svg:x="3.81cm" svg:y="7.133cm">
          <draw:text-box>
            <text:p text:style-name="P2"><text:span text:style-name="T2">Обрати швидкість навчання та дедлайн. Налаштувати Перцептрон</text:span></text:p>
          </draw:text-box>
        </draw:frame>
        <draw:frame draw:style-name="gr2" draw:text-style-name="P3" draw:layer="layout" svg:width="14.798cm" svg:height="0.547cm" svg:x="3.81cm" svg:y="7.786cm">
          <draw:text-box>
            <text:p text:style-name="P2"><text:span text:style-name="T2">для даних точок. Розробити відповідний мобільний додаток і вивести</text:span></text:p>
          </draw:text-box>
        </draw:frame>
        <draw:frame draw:style-name="gr2" draw:text-style-name="P3" draw:layer="layout" svg:width="12.969cm" svg:height="0.547cm" svg:x="3.81cm" svg:y="8.439cm">
          <draw:text-box>
            <text:p text:style-name="P2"><text:span text:style-name="T2">отримані значення. Провести аналіз витрати часу та точності</text:span></text:p>
          </draw:text-box>
        </draw:frame>
        <draw:frame draw:style-name="gr2" draw:text-style-name="P3" draw:layer="layout" svg:width="9.061cm" svg:height="0.547cm" svg:x="3.81cm" svg:y="9.092cm">
          <draw:text-box>
            <text:p text:style-name="P2"><text:span text:style-name="T2">результату за різних параметрах навчання.</text:span></text:p>
          </draw:text-box>
        </draw:frame>
        <draw:frame draw:style-name="gr2" draw:text-style-name="P3" draw:layer="layout" svg:width="0.493cm" svg:height="0.547cm" svg:x="3.175cm" svg:y="9.745cm">
          <draw:text-box>
            <text:p text:style-name="P2"><text:span text:style-name="T2">3.</text:span></text:p>
          </draw:text-box>
        </draw:frame>
        <draw:frame draw:style-name="gr2" draw:text-style-name="P3" draw:layer="layout" svg:width="14.226cm" svg:height="0.547cm" svg:x="3.81cm" svg:y="9.745cm">
          <draw:text-box>
            <text:p text:style-name="P2"><text:span text:style-name="T2">Налаштувати генетичний алгоритм для знаходження цілих коренів</text:span></text:p>
          </draw:text-box>
        </draw:frame>
        <draw:frame draw:style-name="gr2" draw:text-style-name="P3" draw:layer="layout" svg:width="14.446cm" svg:height="0.547cm" svg:x="3.81cm" svg:y="10.398cm">
          <draw:text-box>
            <text:p text:style-name="P2"><text:span text:style-name="T2">діофантового рівняння ax1+bx2+cx3+dx4=y. Розробити відповідний</text:span></text:p>
          </draw:text-box>
        </draw:frame>
        <draw:frame draw:style-name="gr2" draw:text-style-name="P3" draw:layer="layout" svg:width="13.824cm" svg:height="0.547cm" svg:x="3.81cm" svg:y="11.052cm">
          <draw:text-box>
            <text:p text:style-name="P2"><text:span text:style-name="T2">мобільний додаток і вивести отримані значення. Провести аналіз</text:span></text:p>
          </draw:text-box>
        </draw:frame>
        <draw:frame draw:style-name="gr2" draw:text-style-name="P3" draw:layer="layout" svg:width="5.759cm" svg:height="0.547cm" svg:x="3.81cm" svg:y="11.705cm">
          <draw:text-box>
            <text:p text:style-name="P2"><text:span text:style-name="T2">витрат часу на розрахунки.</text:span></text:p>
          </draw:text-box>
        </draw:frame>
        <draw:frame draw:style-name="gr2" draw:text-style-name="P3" draw:layer="layout" svg:width="4.206cm" svg:height="0.547cm" svg:x="2.54cm" svg:y="12.757cm">
          <draw:text-box>
            <text:p text:style-name="P2"><text:span text:style-name="T1">Лістинг програми</text:span><text:span text:style-name="T2">:</text:span></text:p>
          </draw:text-box>
        </draw:frame>
        <draw:frame draw:style-name="gr2" draw:text-style-name="P3" draw:layer="layout" svg:width="0.493cm" svg:height="0.547cm" svg:x="2.54cm" svg:y="14.064cm">
          <draw:text-box>
            <text:p text:style-name="P2"><text:span text:style-name="T2">1)</text:span></text:p>
          </draw:text-box>
        </draw:frame>
        <draw:frame draw:style-name="gr3" draw:text-style-name="P4" draw:layer="layout" svg:width="3.249cm" svg:height="0.471cm" svg:x="2.54cm" svg:y="15.2cm">
          <draw:text-box>
            <text:p text:style-name="P2"><text:span text:style-name="T3">import 'dart:math';</text:span></text:p>
          </draw:text-box>
        </draw:frame>
        <draw:frame draw:style-name="gr3" draw:text-style-name="P4" draw:layer="layout" svg:width="3.626cm" svg:height="0.471cm" svg:x="2.54cm" svg:y="16.174cm">
          <draw:text-box>
            <text:p text:style-name="P2"><text:span text:style-name="T3">class FermatFactor {</text:span></text:p>
          </draw:text-box>
        </draw:frame>
        <draw:frame draw:style-name="gr3" draw:text-style-name="P4" draw:layer="layout" svg:width="1.611cm" svg:height="0.471cm" svg:x="2.752cm" svg:y="16.661cm">
          <draw:text-box>
            <text:p text:style-name="P2"><text:span text:style-name="T3">double n;</text:span></text:p>
          </draw:text-box>
        </draw:frame>
        <draw:frame draw:style-name="gr3" draw:text-style-name="P4" draw:layer="layout" svg:width="3.749cm" svg:height="0.471cm" svg:x="2.752cm" svg:y="17.148cm">
          <draw:text-box>
            <text:p text:style-name="P2"><text:span text:style-name="T3">FermatFactor(this.n);</text:span></text:p>
          </draw:text-box>
        </draw:frame>
        <draw:frame draw:style-name="gr3" draw:text-style-name="P4" draw:layer="layout" svg:width="2.106cm" svg:height="0.471cm" svg:x="2.752cm" svg:y="18.121cm">
          <draw:text-box>
            <text:p text:style-name="P2"><text:span text:style-name="T3">calculate() {</text:span></text:p>
          </draw:text-box>
        </draw:frame>
        <draw:frame draw:style-name="gr3" draw:text-style-name="P4" draw:layer="layout" svg:width="2.72cm" svg:height="0.471cm" svg:x="2.963cm" svg:y="18.608cm">
          <draw:text-box>
            <text:p text:style-name="P2"><text:span text:style-name="T3">int foundIn = 1;</text:span></text:p>
          </draw:text-box>
        </draw:frame>
        <draw:frame draw:style-name="gr3" draw:text-style-name="P4" draw:layer="layout" svg:width="2.102cm" svg:height="0.471cm" svg:x="2.963cm" svg:y="19.582cm">
          <draw:text-box>
            <text:p text:style-name="P2"><text:span text:style-name="T3">if (n &lt;= 0) {</text:span></text:p>
          </draw:text-box>
        </draw:frame>
        <draw:frame draw:style-name="gr3" draw:text-style-name="P4" draw:layer="layout" svg:width="1.331cm" svg:height="0.471cm" svg:x="3.175cm" svg:y="20.068cm">
          <draw:text-box>
            <text:p text:style-name="P2"><text:span text:style-name="T3">return [</text:span></text:p>
          </draw:text-box>
        </draw:frame>
        <draw:frame draw:style-name="gr3" draw:text-style-name="P4" draw:layer="layout" svg:width="1.522cm" svg:height="0.471cm" svg:x="3.387cm" svg:y="20.555cm">
          <draw:text-box>
            <text:p text:style-name="P2"><text:span text:style-name="T3">[n, null],</text:span></text:p>
          </draw:text-box>
        </draw:frame>
        <draw:frame draw:style-name="gr3" draw:text-style-name="P4" draw:layer="layout" svg:width="1.319cm" svg:height="0.471cm" svg:x="3.387cm" svg:y="21.042cm">
          <draw:text-box>
            <text:p text:style-name="P2"><text:span text:style-name="T3">foundIn</text:span></text:p>
          </draw:text-box>
        </draw:frame>
        <draw:frame draw:style-name="gr3" draw:text-style-name="P4" draw:layer="layout" svg:width="0.422cm" svg:height="0.471cm" svg:x="3.175cm" svg:y="21.529cm">
          <draw:text-box>
            <text:p text:style-name="P2"><text:span text:style-name="T3">];</text:span></text:p>
          </draw:text-box>
        </draw:frame>
        <draw:frame draw:style-name="gr3" draw:text-style-name="P4" draw:layer="layout" svg:width="0.422cm" svg:height="0.471cm" svg:x="2.963cm" svg:y="22.016cm">
          <draw:text-box>
            <text:p text:style-name="P2"><text:span text:style-name="T3">}</text:span></text:p>
          </draw:text-box>
        </draw:frame>
        <draw:frame draw:style-name="gr3" draw:text-style-name="P4" draw:layer="layout" svg:width="3.296cm" svg:height="0.471cm" svg:x="2.963cm" svg:y="22.989cm">
          <draw:text-box>
            <text:p text:style-name="P2"><text:span text:style-name="T3">if (!(n % 2 == 1)) {</text:span></text:p>
          </draw:text-box>
        </draw:frame>
        <draw:frame draw:style-name="gr3" draw:text-style-name="P4" draw:layer="layout" svg:width="1.331cm" svg:height="0.471cm" svg:x="3.175cm" svg:y="23.476cm">
          <draw:text-box>
            <text:p text:style-name="P2"><text:span text:style-name="T3">return [</text:span></text:p>
          </draw:text-box>
        </draw:frame>
        <draw:frame draw:style-name="gr3" draw:text-style-name="P4" draw:layer="layout" svg:width="1.615cm" svg:height="0.471cm" svg:x="3.387cm" svg:y="23.963cm">
          <draw:text-box>
            <text:p text:style-name="P2"><text:span text:style-name="T3">[n / 2, 2],</text:span></text:p>
          </draw:text-box>
        </draw:frame>
        <draw:frame draw:style-name="gr3" draw:text-style-name="P4" draw:layer="layout" svg:width="1.319cm" svg:height="0.471cm" svg:x="3.387cm" svg:y="24.45cm">
          <draw:text-box>
            <text:p text:style-name="P2"><text:span text:style-name="T3">foundIn</text:span></text:p>
          </draw:text-box>
        </draw:frame>
        <draw:frame draw:style-name="gr3" draw:text-style-name="P4" draw:layer="layout" svg:width="0.422cm" svg:height="0.471cm" svg:x="3.175cm" svg:y="24.936cm">
          <draw:text-box>
            <text:p text:style-name="P2"><text:span text:style-name="T3">];</text:span></text:p>
          </draw:text-box>
        </draw:frame>
        <draw:frame draw:style-name="gr3" draw:text-style-name="P4" draw:layer="layout" svg:width="0.422cm" svg:height="0.471cm" svg:x="2.963cm" svg:y="25.423cm">
          <draw:text-box>
            <text:p text:style-name="P2"><text:span text:style-name="T3">}</text:span></text:p>
          </draw:text-box>
        </draw:frame>
        <draw:frame draw:style-name="gr3" draw:text-style-name="P4" draw:layer="layout" svg:width="3.664cm" svg:height="0.471cm" svg:x="2.963cm" svg:y="26.397cm">
          <draw:text-box>
            <text:p text:style-name="P2"><text:span text:style-name="T3">var a = sqrt(n).ceil();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polygon draw:style-name="gr1" draw:text-style-name="P1" draw:layer="layout" svg:width="2.155cm" svg:height="0.486cm" svg:x="2.54cm" svg:y="2.54cm" svg:viewBox="0 0 2156 487" draw:points="0,0 2156,0 2156,487 0,487">
          <text:p/>
        </draw:polygon>
        <draw:polygon draw:style-name="gr1" draw:text-style-name="P1" draw:layer="layout" svg:width="5.988cm" svg:height="0.487cm" svg:x="2.54cm" svg:y="3.026cm" svg:viewBox="0 0 5989 488" draw:points="0,0 5989,0 5989,488 0,488">
          <text:p/>
        </draw:polygon>
        <draw:polygon draw:style-name="gr1" draw:text-style-name="P1" draw:layer="layout" svg:width="3.542cm" svg:height="0.487cm" svg:x="2.54cm" svg:y="3.513cm" svg:viewBox="0 0 3543 488" draw:points="0,0 3543,0 3543,488 0,488">
          <text:p/>
        </draw:polygon>
        <draw:polygon draw:style-name="gr1" draw:text-style-name="P1" draw:layer="layout" svg:width="3.824cm" svg:height="0.487cm" svg:x="2.54cm" svg:y="4cm" svg:viewBox="0 0 3825 488" draw:points="0,0 3825,0 3825,488 0,488">
          <text:p/>
        </draw:polygon>
        <draw:polygon draw:style-name="gr1" draw:text-style-name="P1" draw:layer="layout" svg:width="3.075cm" svg:height="0.487cm" svg:x="2.54cm" svg:y="4.973cm" svg:viewBox="0 0 3076 488" draw:points="0,0 3076,0 3076,488 0,488">
          <text:p/>
        </draw:polygon>
        <draw:polygon draw:style-name="gr1" draw:text-style-name="P1" draw:layer="layout" svg:width="1.935cm" svg:height="0.487cm" svg:x="2.54cm" svg:y="5.46cm" svg:viewBox="0 0 1936 488" draw:points="0,0 1936,0 1936,488 0,488">
          <text:p/>
        </draw:polygon>
        <draw:polygon draw:style-name="gr1" draw:text-style-name="P1" draw:layer="layout" svg:width="1.293cm" svg:height="0.487cm" svg:x="2.54cm" svg:y="5.947cm" svg:viewBox="0 0 1294 488" draw:points="0,0 1294,0 1294,488 0,488">
          <text:p/>
        </draw:polygon>
        <draw:polygon draw:style-name="gr1" draw:text-style-name="P1" draw:layer="layout" svg:width="2.193cm" svg:height="0.487cm" svg:x="2.54cm" svg:y="6.434cm" svg:viewBox="0 0 2194 488" draw:points="0,0 2194,0 2194,488 0,488">
          <text:p/>
        </draw:polygon>
        <draw:polygon draw:style-name="gr1" draw:text-style-name="P1" draw:layer="layout" svg:width="0.592cm" svg:height="0.486cm" svg:x="2.54cm" svg:y="6.921cm" svg:viewBox="0 0 593 487" draw:points="0,0 593,0 593,487 0,487">
          <text:p/>
        </draw:polygon>
        <draw:polygon draw:style-name="gr1" draw:text-style-name="P1" draw:layer="layout" svg:width="1.736cm" svg:height="0.487cm" svg:x="2.54cm" svg:y="7.894cm" svg:viewBox="0 0 1737 488" draw:points="0,0 1737,0 1737,488 0,488">
          <text:p/>
        </draw:polygon>
        <draw:polygon draw:style-name="gr1" draw:text-style-name="P1" draw:layer="layout" svg:width="2.978cm" svg:height="0.487cm" svg:x="2.54cm" svg:y="8.381cm" svg:viewBox="0 0 2979 488" draw:points="0,0 2979,0 2979,488 0,488">
          <text:p/>
        </draw:polygon>
        <draw:polygon draw:style-name="gr1" draw:text-style-name="P1" draw:layer="layout" svg:width="1.951cm" svg:height="0.487cm" svg:x="2.54cm" svg:y="8.868cm" svg:viewBox="0 0 1952 488" draw:points="0,0 1952,0 1952,488 0,488">
          <text:p/>
        </draw:polygon>
        <draw:polygon draw:style-name="gr1" draw:text-style-name="P1" draw:layer="layout" svg:width="0.729cm" svg:height="0.486cm" svg:x="2.54cm" svg:y="9.355cm" svg:viewBox="0 0 730 487" draw:points="0,0 730,0 730,487 0,487">
          <text:p/>
        </draw:polygon>
        <draw:polygon draw:style-name="gr1" draw:text-style-name="P1" draw:layer="layout" svg:width="0.38cm" svg:height="0.487cm" svg:x="2.54cm" svg:y="9.841cm" svg:viewBox="0 0 381 488" draw:points="0,0 381,0 381,488 0,488">
          <text:p/>
        </draw:polygon>
        <draw:polygon draw:style-name="gr1" draw:text-style-name="P1" draw:layer="layout" svg:width="0.169cm" svg:height="0.487cm" svg:x="2.54cm" svg:y="10.328cm" svg:viewBox="0 0 170 488" draw:points="0,0 170,0 170,488 0,488">
          <text:p/>
        </draw:polygon>
        <draw:polygon draw:style-name="gr1" draw:text-style-name="P1" draw:layer="layout" svg:width="3.25cm" svg:height="0.487cm" svg:x="2.54cm" svg:y="11.955cm" svg:viewBox="0 0 3251 488" draw:points="0,0 3251,0 3251,488 0,488">
          <text:p/>
        </draw:polygon>
        <draw:polygon draw:style-name="gr1" draw:text-style-name="P1" draw:layer="layout" svg:width="2.708cm" svg:height="0.487cm" svg:x="2.54cm" svg:y="12.928cm" svg:viewBox="0 0 2709 488" draw:points="0,0 2709,0 2709,488 0,488">
          <text:p/>
        </draw:polygon>
        <draw:polygon draw:style-name="gr1" draw:text-style-name="P1" draw:layer="layout" svg:width="4.425cm" svg:height="0.487cm" svg:x="2.54cm" svg:y="13.415cm" svg:viewBox="0 0 4426 488" draw:points="0,0 4426,0 4426,488 0,488">
          <text:p/>
        </draw:polygon>
        <draw:polygon draw:style-name="gr1" draw:text-style-name="P1" draw:layer="layout" svg:width="6.376cm" svg:height="0.487cm" svg:x="2.54cm" svg:y="13.902cm" svg:viewBox="0 0 6377 488" draw:points="0,0 6377,0 6377,488 0,488">
          <text:p/>
        </draw:polygon>
        <draw:polygon draw:style-name="gr1" draw:text-style-name="P1" draw:layer="layout" svg:width="5.298cm" svg:height="0.487cm" svg:x="2.54cm" svg:y="14.389cm" svg:viewBox="0 0 5299 488" draw:points="0,0 5299,0 5299,488 0,488">
          <text:p/>
        </draw:polygon>
        <draw:polygon draw:style-name="gr1" draw:text-style-name="P1" draw:layer="layout" svg:width="0.38cm" svg:height="0.486cm" svg:x="2.54cm" svg:y="14.876cm" svg:viewBox="0 0 381 487" draw:points="0,0 381,0 381,487 0,487">
          <text:p/>
        </draw:polygon>
        <draw:polygon draw:style-name="gr1" draw:text-style-name="P1" draw:layer="layout" svg:width="9.457cm" svg:height="0.487cm" svg:x="2.54cm" svg:y="15.849cm" svg:viewBox="0 0 9458 488" draw:points="0,0 9458,0 9458,488 0,488">
          <text:p/>
        </draw:polygon>
        <draw:polygon draw:style-name="gr1" draw:text-style-name="P1" draw:layer="layout" svg:width="8.71cm" svg:height="0.487cm" svg:x="2.54cm" svg:y="16.336cm" svg:viewBox="0 0 8711 488" draw:points="0,0 8711,0 8711,488 0,488">
          <text:p/>
        </draw:polygon>
        <draw:polygon draw:style-name="gr1" draw:text-style-name="P1" draw:layer="layout" svg:width="13.534cm" svg:height="0.487cm" svg:x="2.54cm" svg:y="16.823cm" svg:viewBox="0 0 13535 488" draw:points="0,0 13535,0 13535,488 0,488">
          <text:p/>
        </draw:polygon>
        <draw:polygon draw:style-name="gr1" draw:text-style-name="P1" draw:layer="layout" svg:width="0.38cm" svg:height="0.486cm" svg:x="2.54cm" svg:y="17.31cm" svg:viewBox="0 0 381 487" draw:points="0,0 381,0 381,487 0,487">
          <text:p/>
        </draw:polygon>
        <draw:polygon draw:style-name="gr1" draw:text-style-name="P1" draw:layer="layout" svg:width="5.918cm" svg:height="0.487cm" svg:x="2.54cm" svg:y="18.283cm" svg:viewBox="0 0 5919 488" draw:points="0,0 5919,0 5919,488 0,488">
          <text:p/>
        </draw:polygon>
        <draw:polygon draw:style-name="gr1" draw:text-style-name="P1" draw:layer="layout" svg:width="2.742cm" svg:height="0.487cm" svg:x="2.54cm" svg:y="18.77cm" svg:viewBox="0 0 2743 488" draw:points="0,0 2743,0 2743,488 0,488">
          <text:p/>
        </draw:polygon>
        <draw:polygon draw:style-name="gr1" draw:text-style-name="P1" draw:layer="layout" svg:width="2.86cm" svg:height="0.487cm" svg:x="2.54cm" svg:y="19.257cm" svg:viewBox="0 0 2861 488" draw:points="0,0 2861,0 2861,488 0,488">
          <text:p/>
        </draw:polygon>
        <draw:polygon draw:style-name="gr1" draw:text-style-name="P1" draw:layer="layout" svg:width="4.871cm" svg:height="0.486cm" svg:x="2.54cm" svg:y="19.744cm" svg:viewBox="0 0 4872 487" draw:points="0,0 4872,0 4872,487 0,487">
          <text:p/>
        </draw:polygon>
        <draw:polygon draw:style-name="gr1" draw:text-style-name="P1" draw:layer="layout" svg:width="5.955cm" svg:height="0.487cm" svg:x="2.54cm" svg:y="20.23cm" svg:viewBox="0 0 5956 488" draw:points="0,0 5956,0 5956,488 0,488">
          <text:p/>
        </draw:polygon>
        <draw:polygon draw:style-name="gr1" draw:text-style-name="P1" draw:layer="layout" svg:width="2.264cm" svg:height="0.487cm" svg:x="2.54cm" svg:y="20.717cm" svg:viewBox="0 0 2265 488" draw:points="0,0 2265,0 2265,488 0,488">
          <text:p/>
        </draw:polygon>
        <draw:polygon draw:style-name="gr1" draw:text-style-name="P1" draw:layer="layout" svg:width="2.841cm" svg:height="0.487cm" svg:x="2.54cm" svg:y="21.204cm" svg:viewBox="0 0 2842 488" draw:points="0,0 2842,0 2842,488 0,488">
          <text:p/>
        </draw:polygon>
        <draw:polygon draw:style-name="gr1" draw:text-style-name="P1" draw:layer="layout" svg:width="0.874cm" svg:height="0.487cm" svg:x="2.54cm" svg:y="21.691cm" svg:viewBox="0 0 875 488" draw:points="0,0 875,0 875,488 0,488">
          <text:p/>
        </draw:polygon>
        <draw:polygon draw:style-name="gr1" draw:text-style-name="P1" draw:layer="layout" svg:width="4.427cm" svg:height="0.486cm" svg:x="2.54cm" svg:y="22.178cm" svg:viewBox="0 0 4428 487" draw:points="0,0 4428,0 4428,487 0,487">
          <text:p/>
        </draw:polygon>
        <draw:polygon draw:style-name="gr1" draw:text-style-name="P1" draw:layer="layout" svg:width="0.38cm" svg:height="0.487cm" svg:x="2.54cm" svg:y="22.664cm" svg:viewBox="0 0 381 488" draw:points="0,0 381,0 381,488 0,488">
          <text:p/>
        </draw:polygon>
        <draw:polygon draw:style-name="gr1" draw:text-style-name="P1" draw:layer="layout" svg:width="5.914cm" svg:height="0.487cm" svg:x="2.54cm" svg:y="23.638cm" svg:viewBox="0 0 5915 488" draw:points="0,0 5915,0 5915,488 0,488">
          <text:p/>
        </draw:polygon>
        <draw:polygon draw:style-name="gr1" draw:text-style-name="P1" draw:layer="layout" svg:width="3.836cm" svg:height="0.486cm" svg:x="2.54cm" svg:y="24.125cm" svg:viewBox="0 0 3837 487" draw:points="0,0 3837,0 3837,487 0,487">
          <text:p/>
        </draw:polygon>
        <draw:polygon draw:style-name="gr1" draw:text-style-name="P1" draw:layer="layout" svg:width="10.531cm" svg:height="0.487cm" svg:x="2.54cm" svg:y="24.611cm" svg:viewBox="0 0 10532 488" draw:points="0,0 10532,0 10532,488 0,488">
          <text:p/>
        </draw:polygon>
        <draw:polygon draw:style-name="gr1" draw:text-style-name="P1" draw:layer="layout" svg:width="8.785cm" svg:height="0.487cm" svg:x="2.54cm" svg:y="25.098cm" svg:viewBox="0 0 8786 488" draw:points="0,0 8786,0 8786,488 0,488">
          <text:p/>
        </draw:polygon>
        <draw:polygon draw:style-name="gr1" draw:text-style-name="P1" draw:layer="layout" svg:width="0.38cm" svg:height="0.487cm" svg:x="2.54cm" svg:y="25.585cm" svg:viewBox="0 0 381 488" draw:points="0,0 381,0 381,488 0,488">
          <text:p/>
        </draw:polygon>
        <draw:polygon draw:style-name="gr1" draw:text-style-name="P1" draw:layer="layout" svg:width="6.424cm" svg:height="0.486cm" svg:x="2.54cm" svg:y="26.559cm" svg:viewBox="0 0 6425 487" draw:points="0,0 6425,0 6425,487 0,487">
          <text:p/>
        </draw:polygon>
        <draw:frame draw:style-name="gr3" draw:text-style-name="P4" draw:layer="layout" svg:width="1.729cm" svg:height="0.471cm" svg:x="2.963cm" svg:y="2.558cm">
          <draw:text-box>
            <text:p text:style-name="P2"><text:span text:style-name="T3">var b = 0;</text:span></text:p>
          </draw:text-box>
        </draw:frame>
        <draw:frame draw:style-name="gr3" draw:text-style-name="P4" draw:layer="layout" svg:width="5.556cm" svg:height="0.471cm" svg:x="2.963cm" svg:y="3.045cm">
          <draw:text-box>
            <text:p text:style-name="P2"><text:span text:style-name="T3">for (; foundIn &gt; 0; foundIn++) {</text:span></text:p>
          </draw:text-box>
        </draw:frame>
        <draw:frame draw:style-name="gr3" draw:text-style-name="P4" draw:layer="layout" svg:width="2.902cm" svg:height="0.471cm" svg:x="3.175cm" svg:y="3.532cm">
          <draw:text-box>
            <text:p text:style-name="P2"><text:span text:style-name="T3">var c = a * a - n;</text:span></text:p>
          </draw:text-box>
        </draw:frame>
        <draw:frame draw:style-name="gr3" draw:text-style-name="P4" draw:layer="layout" svg:width="3.185cm" svg:height="0.471cm" svg:x="3.175cm" svg:y="4.018cm">
          <draw:text-box>
            <text:p text:style-name="P2"><text:span text:style-name="T3">b = sqrt(c).floor();</text:span></text:p>
          </draw:text-box>
        </draw:frame>
        <draw:frame draw:style-name="gr3" draw:text-style-name="P4" draw:layer="layout" svg:width="2.436cm" svg:height="0.471cm" svg:x="3.175cm" svg:y="4.992cm">
          <draw:text-box>
            <text:p text:style-name="P2"><text:span text:style-name="T3">if (b * b == c)</text:span></text:p>
          </draw:text-box>
        </draw:frame>
        <draw:frame draw:style-name="gr3" draw:text-style-name="P4" draw:layer="layout" svg:width="1.103cm" svg:height="0.471cm" svg:x="3.387cm" svg:y="5.479cm">
          <draw:text-box>
            <text:p text:style-name="P2"><text:span text:style-name="T3">break;</text:span></text:p>
          </draw:text-box>
        </draw:frame>
        <draw:frame draw:style-name="gr3" draw:text-style-name="P4" draw:layer="layout" svg:width="0.658cm" svg:height="0.471cm" svg:x="3.175cm" svg:y="5.966cm">
          <draw:text-box>
            <text:p text:style-name="P2"><text:span text:style-name="T3">else</text:span></text:p>
          </draw:text-box>
        </draw:frame>
        <draw:frame draw:style-name="gr3" draw:text-style-name="P4" draw:layer="layout" svg:width="1.344cm" svg:height="0.471cm" svg:x="3.387cm" svg:y="6.452cm">
          <draw:text-box>
            <text:p text:style-name="P2"><text:span text:style-name="T3">a += 1;</text:span></text:p>
          </draw:text-box>
        </draw:frame>
        <draw:frame draw:style-name="gr3" draw:text-style-name="P4" draw:layer="layout" svg:width="0.422cm" svg:height="0.471cm" svg:x="2.963cm" svg:y="6.939cm">
          <draw:text-box>
            <text:p text:style-name="P2"><text:span text:style-name="T3">}</text:span></text:p>
          </draw:text-box>
        </draw:frame>
        <draw:frame draw:style-name="gr3" draw:text-style-name="P4" draw:layer="layout" svg:width="1.331cm" svg:height="0.471cm" svg:x="2.963cm" svg:y="7.913cm">
          <draw:text-box>
            <text:p text:style-name="P2"><text:span text:style-name="T3">return [</text:span></text:p>
          </draw:text-box>
        </draw:frame>
        <draw:frame draw:style-name="gr3" draw:text-style-name="P4" draw:layer="layout" svg:width="2.343cm" svg:height="0.471cm" svg:x="3.175cm" svg:y="8.4cm">
          <draw:text-box>
            <text:p text:style-name="P2"><text:span text:style-name="T3">[a - b, a + b],</text:span></text:p>
          </draw:text-box>
        </draw:frame>
        <draw:frame draw:style-name="gr3" draw:text-style-name="P4" draw:layer="layout" svg:width="1.319cm" svg:height="0.471cm" svg:x="3.175cm" svg:y="8.886cm">
          <draw:text-box>
            <text:p text:style-name="P2"><text:span text:style-name="T3">foundIn</text:span></text:p>
          </draw:text-box>
        </draw:frame>
        <draw:frame draw:style-name="gr3" draw:text-style-name="P4" draw:layer="layout" svg:width="0.422cm" svg:height="0.471cm" svg:x="2.963cm" svg:y="9.373cm">
          <draw:text-box>
            <text:p text:style-name="P2"><text:span text:style-name="T3">];</text:span></text:p>
          </draw:text-box>
        </draw:frame>
        <draw:frame draw:style-name="gr3" draw:text-style-name="P4" draw:layer="layout" svg:width="0.422cm" svg:height="0.471cm" svg:x="2.752cm" svg:y="9.86cm">
          <draw:text-box>
            <text:p text:style-name="P2"><text:span text:style-name="T3">}</text:span></text:p>
          </draw:text-box>
        </draw:frame>
        <draw:frame draw:style-name="gr3" draw:text-style-name="P4" draw:layer="layout" svg:width="0.422cm" svg:height="0.471cm" svg:x="2.54cm" svg:y="10.347cm">
          <draw:text-box>
            <text:p text:style-name="P2"><text:span text:style-name="T3">}</text:span></text:p>
          </draw:text-box>
        </draw:frame>
        <draw:frame draw:style-name="gr2" draw:text-style-name="P3" draw:layer="layout" svg:width="0.493cm" svg:height="0.547cm" svg:x="2.54cm" svg:y="11.323cm">
          <draw:text-box>
            <text:p text:style-name="P2"><text:span text:style-name="T2">2)</text:span></text:p>
          </draw:text-box>
        </draw:frame>
        <draw:frame draw:style-name="gr3" draw:text-style-name="P4" draw:layer="layout" svg:width="3.249cm" svg:height="0.471cm" svg:x="2.54cm" svg:y="11.973cm">
          <draw:text-box>
            <text:p text:style-name="P2"><text:span text:style-name="T3">import 'dart:math';</text:span></text:p>
          </draw:text-box>
        </draw:frame>
        <draw:frame draw:style-name="gr3" draw:text-style-name="P4" draw:layer="layout" svg:width="2.707cm" svg:height="0.471cm" svg:x="2.54cm" svg:y="12.947cm">
          <draw:text-box>
            <text:p text:style-name="P2"><text:span text:style-name="T3">class Genetics {</text:span></text:p>
          </draw:text-box>
        </draw:frame>
        <draw:frame draw:style-name="gr3" draw:text-style-name="P4" draw:layer="layout" svg:width="4.21cm" svg:height="0.471cm" svg:x="2.752cm" svg:y="13.434cm">
          <draw:text-box>
            <text:p text:style-name="P2"><text:span text:style-name="T3">getRandomInt(int max) {</text:span></text:p>
          </draw:text-box>
        </draw:frame>
        <draw:frame draw:style-name="gr3" draw:text-style-name="P4" draw:layer="layout" svg:width="5.946cm" svg:height="0.471cm" svg:x="2.963cm" svg:y="13.921cm">
          <draw:text-box>
            <text:p text:style-name="P2"><text:span text:style-name="T3">Random random = new Random();</text:span></text:p>
          </draw:text-box>
        </draw:frame>
        <draw:frame draw:style-name="gr3" draw:text-style-name="P4" draw:layer="layout" svg:width="4.883cm" svg:height="0.471cm" svg:x="2.963cm" svg:y="14.407cm">
          <draw:text-box>
            <text:p text:style-name="P2"><text:span text:style-name="T3">return random.nextInt(max);</text:span></text:p>
          </draw:text-box>
        </draw:frame>
        <draw:frame draw:style-name="gr3" draw:text-style-name="P4" draw:layer="layout" svg:width="0.422cm" svg:height="0.471cm" svg:x="2.752cm" svg:y="14.894cm">
          <draw:text-box>
            <text:p text:style-name="P2"><text:span text:style-name="T3">}</text:span></text:p>
          </draw:text-box>
        </draw:frame>
        <draw:frame draw:style-name="gr3" draw:text-style-name="P4" draw:layer="layout" svg:width="9.248cm" svg:height="0.471cm" svg:x="2.752cm" svg:y="15.868cm">
          <draw:text-box>
            <text:p text:style-name="P2"><text:span text:style-name="T3">getStartPopulation(int pSize, int gSize, int maxGene) {</text:span></text:p>
          </draw:text-box>
        </draw:frame>
        <draw:frame draw:style-name="gr3" draw:text-style-name="P4" draw:layer="layout" svg:width="8.295cm" svg:height="0.471cm" svg:x="2.963cm" svg:y="16.355cm">
          <draw:text-box>
            <text:p text:style-name="P2"><text:span text:style-name="T3">return new List&lt;int&gt;.filled(pSize, 0).map((e) =&gt;</text:span></text:p>
          </draw:text-box>
        </draw:frame>
        <draw:frame draw:style-name="gr3" draw:text-style-name="P4" draw:layer="layout" svg:width="12.668cm" svg:height="0.471cm" svg:x="3.387cm" svg:y="16.841cm">
          <draw:text-box>
            <text:p text:style-name="P2"><text:span text:style-name="T3">new List&lt;int&gt;.filled(gSize, 0).map((_) =&gt; this.getRandomInt(maxGene)));</text:span></text:p>
          </draw:text-box>
        </draw:frame>
        <draw:frame draw:style-name="gr3" draw:text-style-name="P4" draw:layer="layout" svg:width="0.422cm" svg:height="0.471cm" svg:x="2.752cm" svg:y="17.328cm">
          <draw:text-box>
            <text:p text:style-name="P2"><text:span text:style-name="T3">}</text:span></text:p>
          </draw:text-box>
        </draw:frame>
        <draw:frame draw:style-name="gr3" draw:text-style-name="P4" draw:layer="layout" svg:width="5.704cm" svg:height="0.471cm" svg:x="2.752cm" svg:y="18.302cm">
          <draw:text-box>
            <text:p text:style-name="P2"><text:span text:style-name="T3">int fitnes(var genes, var d, int y) {</text:span></text:p>
          </draw:text-box>
        </draw:frame>
        <draw:frame draw:style-name="gr3" draw:text-style-name="P4" draw:layer="layout" svg:width="2.318cm" svg:height="0.471cm" svg:x="2.963cm" svg:y="18.788cm">
          <draw:text-box>
            <text:p text:style-name="P2"><text:span text:style-name="T3">int index = 0;</text:span></text:p>
          </draw:text-box>
        </draw:frame>
        <draw:frame draw:style-name="gr3" draw:text-style-name="P4" draw:layer="layout" svg:width="2.432cm" svg:height="0.471cm" svg:x="2.963cm" svg:y="19.275cm">
          <draw:text-box>
            <text:p text:style-name="P2"><text:span text:style-name="T3">var value = 0;</text:span></text:p>
          </draw:text-box>
        </draw:frame>
        <draw:frame draw:style-name="gr3" draw:text-style-name="P4" draw:layer="layout" svg:width="4.439cm" svg:height="0.471cm" svg:x="2.963cm" svg:y="19.762cm">
          <draw:text-box>
            <text:p text:style-name="P2"><text:span text:style-name="T3">genes.forEach((element) {</text:span></text:p>
          </draw:text-box>
        </draw:frame>
        <draw:frame draw:style-name="gr3" draw:text-style-name="P4" draw:layer="layout" svg:width="5.306cm" svg:height="0.471cm" svg:x="3.175cm" svg:y="20.249cm">
          <draw:text-box>
            <text:p text:style-name="P2"><text:span text:style-name="T3">value += (element * d[index]);</text:span></text:p>
          </draw:text-box>
        </draw:frame>
        <draw:frame draw:style-name="gr3" draw:text-style-name="P4" draw:layer="layout" svg:width="1.623cm" svg:height="0.471cm" svg:x="3.175cm" svg:y="20.736cm">
          <draw:text-box>
            <text:p text:style-name="P2"><text:span text:style-name="T3">index++;</text:span></text:p>
          </draw:text-box>
        </draw:frame>
        <draw:frame draw:style-name="gr3" draw:text-style-name="P4" draw:layer="layout" svg:width="2.22cm" svg:height="0.471cm" svg:x="3.175cm" svg:y="21.222cm">
          <draw:text-box>
            <text:p text:style-name="P2"><text:span text:style-name="T3">return value;</text:span></text:p>
          </draw:text-box>
        </draw:frame>
        <draw:frame draw:style-name="gr3" draw:text-style-name="P4" draw:layer="layout" svg:width="0.451cm" svg:height="0.471cm" svg:x="2.963cm" svg:y="21.709cm">
          <draw:text-box>
            <text:p text:style-name="P2"><text:span text:style-name="T3">});</text:span></text:p>
          </draw:text-box>
        </draw:frame>
        <draw:frame draw:style-name="gr3" draw:text-style-name="P4" draw:layer="layout" svg:width="4.011cm" svg:height="0.471cm" svg:x="2.963cm" svg:y="22.196cm">
          <draw:text-box>
            <text:p text:style-name="P2"><text:span text:style-name="T3">return (y - value).abs();</text:span></text:p>
          </draw:text-box>
        </draw:frame>
        <draw:frame draw:style-name="gr3" draw:text-style-name="P4" draw:layer="layout" svg:width="0.422cm" svg:height="0.471cm" svg:x="2.752cm" svg:y="22.683cm">
          <draw:text-box>
            <text:p text:style-name="P2"><text:span text:style-name="T3">}</text:span></text:p>
          </draw:text-box>
        </draw:frame>
        <draw:frame draw:style-name="gr3" draw:text-style-name="P4" draw:layer="layout" svg:width="5.717cm" svg:height="0.471cm" svg:x="2.752cm" svg:y="23.656cm">
          <draw:text-box>
            <text:p text:style-name="P2"><text:span text:style-name="T3">calculateProbability(var deltas) {</text:span></text:p>
          </draw:text-box>
        </draw:frame>
        <draw:frame draw:style-name="gr3" draw:text-style-name="P4" draw:layer="layout" svg:width="3.41cm" svg:height="0.471cm" svg:x="2.963cm" svg:y="24.143cm">
          <draw:text-box>
            <text:p text:style-name="P2"><text:span text:style-name="T3">var invSumDeltas =</text:span></text:p>
          </draw:text-box>
        </draw:frame>
        <draw:frame draw:style-name="gr3" draw:text-style-name="P4" draw:layer="layout" svg:width="9.662cm" svg:height="0.471cm" svg:x="3.387cm" svg:y="24.63cm">
          <draw:text-box>
            <text:p text:style-name="P2"><text:span text:style-name="T3">deltas.fold(0, (value, element) =&gt; value + (1 / element));</text:span></text:p>
          </draw:text-box>
        </draw:frame>
        <draw:frame draw:style-name="gr3" draw:text-style-name="P4" draw:layer="layout" svg:width="8.363cm" svg:height="0.471cm" svg:x="2.963cm" svg:y="25.117cm">
          <draw:text-box>
            <text:p text:style-name="P2"><text:span text:style-name="T3">return deltas.map((e) =&gt; (1 / e) / invSumDeltas);</text:span></text:p>
          </draw:text-box>
        </draw:frame>
        <draw:frame draw:style-name="gr3" draw:text-style-name="P4" draw:layer="layout" svg:width="0.422cm" svg:height="0.471cm" svg:x="2.752cm" svg:y="25.604cm">
          <draw:text-box>
            <text:p text:style-name="P2"><text:span text:style-name="T3">}</text:span></text:p>
          </draw:text-box>
        </draw:frame>
        <draw:frame draw:style-name="gr3" draw:text-style-name="P4" draw:layer="layout" svg:width="6.212cm" svg:height="0.471cm" svg:x="2.752cm" svg:y="26.577cm">
          <draw:text-box>
            <text:p text:style-name="P2"><text:span text:style-name="T3">weightedRandom(var participants) {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polygon draw:style-name="gr1" draw:text-style-name="P1" draw:layer="layout" svg:width="6.893cm" svg:height="0.486cm" svg:x="2.54cm" svg:y="2.54cm" svg:viewBox="0 0 6894 487" draw:points="0,0 6894,0 6894,487 0,487">
          <text:p/>
        </draw:polygon>
        <draw:polygon draw:style-name="gr1" draw:text-style-name="P1" draw:layer="layout" svg:width="7.222cm" svg:height="0.487cm" svg:x="2.54cm" svg:y="3.026cm" svg:viewBox="0 0 7223 488" draw:points="0,0 7223,0 7223,488 0,488">
          <text:p/>
        </draw:polygon>
        <draw:polygon draw:style-name="gr1" draw:text-style-name="P1" draw:layer="layout" svg:width="6.306cm" svg:height="0.487cm" svg:x="2.54cm" svg:y="3.513cm" svg:viewBox="0 0 6307 488" draw:points="0,0 6307,0 6307,488 0,488">
          <text:p/>
        </draw:polygon>
        <draw:polygon draw:style-name="gr1" draw:text-style-name="P1" draw:layer="layout" svg:width="4.24cm" svg:height="0.487cm" svg:x="2.54cm" svg:y="4cm" svg:viewBox="0 0 4241 488" draw:points="0,0 4241,0 4241,488 0,488">
          <text:p/>
        </draw:polygon>
        <draw:polygon draw:style-name="gr1" draw:text-style-name="P1" draw:layer="layout" svg:width="6.373cm" svg:height="0.486cm" svg:x="2.54cm" svg:y="4.487cm" svg:viewBox="0 0 6374 487" draw:points="0,0 6374,0 6374,487 0,487">
          <text:p/>
        </draw:polygon>
        <draw:polygon draw:style-name="gr1" draw:text-style-name="P1" draw:layer="layout" svg:width="4.597cm" svg:height="0.487cm" svg:x="2.54cm" svg:y="4.973cm" svg:viewBox="0 0 4598 488" draw:points="0,0 4598,0 4598,488 0,488">
          <text:p/>
        </draw:polygon>
        <draw:polygon draw:style-name="gr1" draw:text-style-name="P1" draw:layer="layout" svg:width="3.559cm" svg:height="0.487cm" svg:x="2.54cm" svg:y="5.46cm" svg:viewBox="0 0 3560 488" draw:points="0,0 3560,0 3560,488 0,488">
          <text:p/>
        </draw:polygon>
        <draw:polygon draw:style-name="gr1" draw:text-style-name="P1" draw:layer="layout" svg:width="2.935cm" svg:height="0.487cm" svg:x="2.54cm" svg:y="5.947cm" svg:viewBox="0 0 2936 488" draw:points="0,0 2936,0 2936,488 0,488">
          <text:p/>
        </draw:polygon>
        <draw:polygon draw:style-name="gr1" draw:text-style-name="P1" draw:layer="layout" svg:width="0.804cm" svg:height="0.487cm" svg:x="2.54cm" svg:y="6.434cm" svg:viewBox="0 0 805 488" draw:points="0,0 805,0 805,488 0,488">
          <text:p/>
        </draw:polygon>
        <draw:polygon draw:style-name="gr1" draw:text-style-name="P1" draw:layer="layout" svg:width="2.582cm" svg:height="0.486cm" svg:x="2.54cm" svg:y="6.921cm" svg:viewBox="0 0 2583 487" draw:points="0,0 2583,0 2583,487 0,487">
          <text:p/>
        </draw:polygon>
        <draw:polygon draw:style-name="gr1" draw:text-style-name="P1" draw:layer="layout" svg:width="5.018cm" svg:height="0.487cm" svg:x="2.54cm" svg:y="7.407cm" svg:viewBox="0 0 5019 488" draw:points="0,0 5019,0 5019,488 0,488">
          <text:p/>
        </draw:polygon>
        <draw:polygon draw:style-name="gr1" draw:text-style-name="P1" draw:layer="layout" svg:width="8.952cm" svg:height="0.487cm" svg:x="2.54cm" svg:y="7.894cm" svg:viewBox="0 0 8953 488" draw:points="0,0 8953,0 8953,488 0,488">
          <text:p/>
        </draw:polygon>
        <draw:polygon draw:style-name="gr1" draw:text-style-name="P1" draw:layer="layout" svg:width="0.38cm" svg:height="0.487cm" svg:x="2.54cm" svg:y="8.381cm" svg:viewBox="0 0 381 488" draw:points="0,0 381,0 381,488 0,488">
          <text:p/>
        </draw:polygon>
        <draw:polygon draw:style-name="gr1" draw:text-style-name="P1" draw:layer="layout" svg:width="5.879cm" svg:height="0.486cm" svg:x="2.54cm" svg:y="9.355cm" svg:viewBox="0 0 5880 487" draw:points="0,0 5880,0 5880,487 0,487">
          <text:p/>
        </draw:polygon>
        <draw:polygon draw:style-name="gr1" draw:text-style-name="P1" draw:layer="layout" svg:width="6.675cm" svg:height="0.487cm" svg:x="2.54cm" svg:y="9.841cm" svg:viewBox="0 0 6676 488" draw:points="0,0 6676,0 6676,488 0,488">
          <text:p/>
        </draw:polygon>
        <draw:polygon draw:style-name="gr1" draw:text-style-name="P1" draw:layer="layout" svg:width="9.342cm" svg:height="0.487cm" svg:x="2.54cm" svg:y="10.328cm" svg:viewBox="0 0 9343 488" draw:points="0,0 9343,0 9343,488 0,488">
          <text:p/>
        </draw:polygon>
        <draw:polygon draw:style-name="gr1" draw:text-style-name="P1" draw:layer="layout" svg:width="0.38cm" svg:height="0.487cm" svg:x="2.54cm" svg:y="10.815cm" svg:viewBox="0 0 381 488" draw:points="0,0 381,0 381,488 0,488">
          <text:p/>
        </draw:polygon>
        <draw:polygon draw:style-name="gr1" draw:text-style-name="P1" draw:layer="layout" svg:width="6.007cm" svg:height="0.486cm" svg:x="2.54cm" svg:y="11.789cm" svg:viewBox="0 0 6008 487" draw:points="0,0 6008,0 6008,487 0,487">
          <text:p/>
        </draw:polygon>
        <draw:polygon draw:style-name="gr1" draw:text-style-name="P1" draw:layer="layout" svg:width="4.608cm" svg:height="0.487cm" svg:x="2.54cm" svg:y="12.275cm" svg:viewBox="0 0 4609 488" draw:points="0,0 4609,0 4609,488 0,488">
          <text:p/>
        </draw:polygon>
        <draw:polygon draw:style-name="gr1" draw:text-style-name="P1" draw:layer="layout" svg:width="4.608cm" svg:height="0.487cm" svg:x="2.54cm" svg:y="12.762cm" svg:viewBox="0 0 4609 488" draw:points="0,0 4609,0 4609,488 0,488">
          <text:p/>
        </draw:polygon>
        <draw:polygon draw:style-name="gr1" draw:text-style-name="P1" draw:layer="layout" svg:width="8.265cm" svg:height="0.487cm" svg:x="2.54cm" svg:y="13.249cm" svg:viewBox="0 0 8266 488" draw:points="0,0 8266,0 8266,488 0,488">
          <text:p/>
        </draw:polygon>
        <draw:polygon draw:style-name="gr1" draw:text-style-name="P1" draw:layer="layout" svg:width="1.736cm" svg:height="0.487cm" svg:x="2.54cm" svg:y="13.736cm" svg:viewBox="0 0 1737 488" draw:points="0,0 1737,0 1737,488 0,488">
          <text:p/>
        </draw:polygon>
        <draw:polygon draw:style-name="gr1" draw:text-style-name="P1" draw:layer="layout" svg:width="11.998cm" svg:height="0.486cm" svg:x="2.54cm" svg:y="14.223cm" svg:viewBox="0 0 11999 487" draw:points="0,0 11999,0 11999,487 0,487">
          <text:p/>
        </draw:polygon>
        <draw:polygon draw:style-name="gr1" draw:text-style-name="P1" draw:layer="layout" svg:width="11.892cm" svg:height="0.487cm" svg:x="2.54cm" svg:y="14.709cm" svg:viewBox="0 0 11893 488" draw:points="0,0 11893,0 11893,488 0,488">
          <text:p/>
        </draw:polygon>
        <draw:polygon draw:style-name="gr1" draw:text-style-name="P1" draw:layer="layout" svg:width="0.729cm" svg:height="0.487cm" svg:x="2.54cm" svg:y="15.196cm" svg:viewBox="0 0 730 488" draw:points="0,0 730,0 730,488 0,488">
          <text:p/>
        </draw:polygon>
        <draw:polygon draw:style-name="gr1" draw:text-style-name="P1" draw:layer="layout" svg:width="0.38cm" svg:height="0.487cm" svg:x="2.54cm" svg:y="15.683cm" svg:viewBox="0 0 381 488" draw:points="0,0 381,0 381,488 0,488">
          <text:p/>
        </draw:polygon>
        <draw:polygon draw:style-name="gr1" draw:text-style-name="P1" draw:layer="layout" svg:width="8.207cm" svg:height="0.487cm" svg:x="2.54cm" svg:y="16.656cm" svg:viewBox="0 0 8208 488" draw:points="0,0 8208,0 8208,488 0,488">
          <text:p/>
        </draw:polygon>
        <draw:polygon draw:style-name="gr1" draw:text-style-name="P1" draw:layer="layout" svg:width="6.893cm" svg:height="0.487cm" svg:x="2.54cm" svg:y="17.143cm" svg:viewBox="0 0 6894 488" draw:points="0,0 6894,0 6894,488 0,488">
          <text:p/>
        </draw:polygon>
        <draw:polygon draw:style-name="gr1" draw:text-style-name="P1" draw:layer="layout" svg:width="6.07cm" svg:height="0.487cm" svg:x="2.54cm" svg:y="17.63cm" svg:viewBox="0 0 6071 488" draw:points="0,0 6071,0 6071,488 0,488">
          <text:p/>
        </draw:polygon>
        <draw:polygon draw:style-name="gr1" draw:text-style-name="P1" draw:layer="layout" svg:width="8.009cm" svg:height="0.487cm" svg:x="2.54cm" svg:y="18.117cm" svg:viewBox="0 0 8010 488" draw:points="0,0 8010,0 8010,488 0,488">
          <text:p/>
        </draw:polygon>
        <draw:polygon draw:style-name="gr1" draw:text-style-name="P1" draw:layer="layout" svg:width="4.134cm" svg:height="0.487cm" svg:x="2.54cm" svg:y="19.09cm" svg:viewBox="0 0 4135 488" draw:points="0,0 4135,0 4135,488 0,488">
          <text:p/>
        </draw:polygon>
        <draw:polygon draw:style-name="gr1" draw:text-style-name="P1" draw:layer="layout" svg:width="2.296cm" svg:height="0.487cm" svg:x="2.54cm" svg:y="19.577cm" svg:viewBox="0 0 2297 488" draw:points="0,0 2297,0 2297,488 0,488">
          <text:p/>
        </draw:polygon>
        <draw:polygon draw:style-name="gr1" draw:text-style-name="P1" draw:layer="layout" svg:width="5.431cm" svg:height="0.487cm" svg:x="2.54cm" svg:y="20.064cm" svg:viewBox="0 0 5432 488" draw:points="0,0 5432,0 5432,488 0,488">
          <text:p/>
        </draw:polygon>
        <draw:polygon draw:style-name="gr1" draw:text-style-name="P1" draw:layer="layout" svg:width="1.676cm" svg:height="0.487cm" svg:x="2.54cm" svg:y="20.551cm" svg:viewBox="0 0 1677 488" draw:points="0,0 1677,0 1677,488 0,488">
          <text:p/>
        </draw:polygon>
        <draw:polygon draw:style-name="gr1" draw:text-style-name="P1" draw:layer="layout" svg:width="6.962cm" svg:height="0.486cm" svg:x="2.54cm" svg:y="21.038cm" svg:viewBox="0 0 6963 487" draw:points="0,0 6963,0 6963,487 0,487">
          <text:p/>
        </draw:polygon>
        <draw:polygon draw:style-name="gr1" draw:text-style-name="P1" draw:layer="layout" svg:width="1.086cm" svg:height="0.487cm" svg:x="2.54cm" svg:y="21.524cm" svg:viewBox="0 0 1087 488" draw:points="0,0 1087,0 1087,488 0,488">
          <text:p/>
        </draw:polygon>
        <draw:polygon draw:style-name="gr1" draw:text-style-name="P1" draw:layer="layout" svg:width="0.592cm" svg:height="0.487cm" svg:x="2.54cm" svg:y="22.011cm" svg:viewBox="0 0 593 488" draw:points="0,0 593,0 593,488 0,488">
          <text:p/>
        </draw:polygon>
        <draw:polygon draw:style-name="gr1" draw:text-style-name="P1" draw:layer="layout" svg:width="2.511cm" svg:height="0.487cm" svg:x="2.54cm" svg:y="22.498cm" svg:viewBox="0 0 2512 488" draw:points="0,0 2512,0 2512,488 0,488">
          <text:p/>
        </draw:polygon>
        <draw:polygon draw:style-name="gr1" draw:text-style-name="P1" draw:layer="layout" svg:width="0.38cm" svg:height="0.487cm" svg:x="2.54cm" svg:y="22.985cm" svg:viewBox="0 0 381 488" draw:points="0,0 381,0 381,488 0,488">
          <text:p/>
        </draw:polygon>
        <draw:polygon draw:style-name="gr1" draw:text-style-name="P1" draw:layer="layout" svg:width="3.927cm" svg:height="0.487cm" svg:x="2.54cm" svg:y="23.958cm" svg:viewBox="0 0 3928 488" draw:points="0,0 3928,0 3928,488 0,488">
          <text:p/>
        </draw:polygon>
        <draw:polygon draw:style-name="gr1" draw:text-style-name="P1" draw:layer="layout" svg:width="10.842cm" svg:height="0.487cm" svg:x="2.54cm" svg:y="24.445cm" svg:viewBox="0 0 10843 488" draw:points="0,0 10843,0 10843,488 0,488">
          <text:p/>
        </draw:polygon>
        <draw:polygon draw:style-name="gr1" draw:text-style-name="P1" draw:layer="layout" svg:width="5.748cm" svg:height="0.487cm" svg:x="2.54cm" svg:y="24.932cm" svg:viewBox="0 0 5749 488" draw:points="0,0 5749,0 5749,488 0,488">
          <text:p/>
        </draw:polygon>
        <draw:polygon draw:style-name="gr1" draw:text-style-name="P1" draw:layer="layout" svg:width="5.339cm" svg:height="0.487cm" svg:x="2.54cm" svg:y="25.419cm" svg:viewBox="0 0 5340 488" draw:points="0,0 5340,0 5340,488 0,488">
          <text:p/>
        </draw:polygon>
        <draw:polygon draw:style-name="gr1" draw:text-style-name="P1" draw:layer="layout" svg:width="5.447cm" svg:height="0.486cm" svg:x="2.54cm" svg:y="25.906cm" svg:viewBox="0 0 5448 487" draw:points="0,0 5448,0 5448,487 0,487">
          <text:p/>
        </draw:polygon>
        <draw:polygon draw:style-name="gr1" draw:text-style-name="P1" draw:layer="layout" svg:width="3.319cm" svg:height="0.487cm" svg:x="2.54cm" svg:y="26.392cm" svg:viewBox="0 0 3320 488" draw:points="0,0 3320,0 3320,488 0,488">
          <text:p/>
        </draw:polygon>
        <draw:frame draw:style-name="gr3" draw:text-style-name="P4" draw:layer="layout" svg:width="6.462cm" svg:height="0.471cm" svg:x="2.963cm" svg:y="2.558cm">
          <draw:text-box>
            <text:p text:style-name="P2"><text:span text:style-name="T3">Random randomIns = new Random();</text:span></text:p>
          </draw:text-box>
        </draw:frame>
        <draw:frame draw:style-name="gr3" draw:text-style-name="P4" draw:layer="layout" svg:width="6.788cm" svg:height="0.471cm" svg:x="2.963cm" svg:y="3.045cm">
          <draw:text-box>
            <text:p text:style-name="P2"><text:span text:style-name="T3">var random = randomIns.nextDouble();</text:span></text:p>
          </draw:text-box>
        </draw:frame>
        <draw:frame draw:style-name="gr3" draw:text-style-name="P4" draw:layer="layout" svg:width="5.895cm" svg:height="0.471cm" svg:x="2.963cm" svg:y="3.532cm">
          <draw:text-box>
            <text:p text:style-name="P2"><text:span text:style-name="T3">var result = participants.map((e) {</text:span></text:p>
          </draw:text-box>
        </draw:frame>
        <draw:frame draw:style-name="gr3" draw:text-style-name="P4" draw:layer="layout" svg:width="3.592cm" svg:height="0.471cm" svg:x="3.175cm" svg:y="4.018cm">
          <draw:text-box>
            <text:p text:style-name="P2"><text:span text:style-name="T3">var gene = e['gene'];</text:span></text:p>
          </draw:text-box>
        </draw:frame>
        <draw:frame draw:style-name="gr3" draw:text-style-name="P4" draw:layer="layout" svg:width="5.768cm" svg:height="0.471cm" svg:x="3.175cm" svg:y="4.505cm">
          <draw:text-box>
            <text:p text:style-name="P2"><text:span text:style-name="T3">var probability = e['probability'];</text:span></text:p>
          </draw:text-box>
        </draw:frame>
        <draw:frame draw:style-name="gr3" draw:text-style-name="P4" draw:layer="layout" svg:width="3.977cm" svg:height="0.471cm" svg:x="3.175cm" svg:y="4.992cm">
          <draw:text-box>
            <text:p text:style-name="P2"><text:span text:style-name="T3">random -= probability;</text:span></text:p>
          </draw:text-box>
        </draw:frame>
        <draw:frame draw:style-name="gr3" draw:text-style-name="P4" draw:layer="layout" svg:width="2.923cm" svg:height="0.471cm" svg:x="3.175cm" svg:y="5.479cm">
          <draw:text-box>
            <text:p text:style-name="P2"><text:span text:style-name="T3">if (random &lt; 0) {</text:span></text:p>
          </draw:text-box>
        </draw:frame>
        <draw:frame draw:style-name="gr3" draw:text-style-name="P4" draw:layer="layout" svg:width="2.102cm" svg:height="0.471cm" svg:x="3.387cm" svg:y="5.966cm">
          <draw:text-box>
            <text:p text:style-name="P2"><text:span text:style-name="T3">return gene;</text:span></text:p>
          </draw:text-box>
        </draw:frame>
        <draw:frame draw:style-name="gr3" draw:text-style-name="P4" draw:layer="layout" svg:width="0.422cm" svg:height="0.471cm" svg:x="3.175cm" svg:y="6.452cm">
          <draw:text-box>
            <text:p text:style-name="P2"><text:span text:style-name="T3">}</text:span></text:p>
          </draw:text-box>
        </draw:frame>
        <draw:frame draw:style-name="gr3" draw:text-style-name="P4" draw:layer="layout" svg:width="1.966cm" svg:height="0.471cm" svg:x="3.175cm" svg:y="6.939cm">
          <draw:text-box>
            <text:p text:style-name="P2"><text:span text:style-name="T3">return null;</text:span></text:p>
          </draw:text-box>
        </draw:frame>
        <draw:frame draw:style-name="gr3" draw:text-style-name="P4" draw:layer="layout" svg:width="4.595cm" svg:height="0.471cm" svg:x="2.963cm" svg:y="7.426cm">
          <draw:text-box>
            <text:p text:style-name="P2"><text:span text:style-name="T3">}).where((e) =&gt; e != null);</text:span></text:p>
          </draw:text-box>
        </draw:frame>
        <draw:frame draw:style-name="gr3" draw:text-style-name="P4" draw:layer="layout" svg:width="8.579cm" svg:height="0.471cm" svg:x="2.963cm" svg:y="7.913cm">
          <draw:text-box>
            <text:p text:style-name="P2"><text:span text:style-name="T3">return result.length != 0 ? result.toList()[0] : null;</text:span></text:p>
          </draw:text-box>
        </draw:frame>
        <draw:frame draw:style-name="gr3" draw:text-style-name="P4" draw:layer="layout" svg:width="0.422cm" svg:height="0.471cm" svg:x="2.752cm" svg:y="8.4cm">
          <draw:text-box>
            <text:p text:style-name="P2"><text:span text:style-name="T3">}</text:span></text:p>
          </draw:text-box>
        </draw:frame>
        <draw:frame draw:style-name="gr3" draw:text-style-name="P4" draw:layer="layout" svg:width="5.709cm" svg:height="0.471cm" svg:x="2.752cm" svg:y="9.373cm">
          <draw:text-box>
            <text:p text:style-name="P2"><text:span text:style-name="T3">roulette(participants, numWins) {</text:span></text:p>
          </draw:text-box>
        </draw:frame>
        <draw:frame draw:style-name="gr3" draw:text-style-name="P4" draw:layer="layout" svg:width="6.297cm" svg:height="0.471cm" svg:x="2.963cm" svg:y="9.86cm">
          <draw:text-box>
            <text:p text:style-name="P2"><text:span text:style-name="T3">return new List.filled(numWins, null)</text:span></text:p>
          </draw:text-box>
        </draw:frame>
        <draw:frame draw:style-name="gr3" draw:text-style-name="P4" draw:layer="layout" svg:width="8.486cm" svg:height="0.471cm" svg:x="3.387cm" svg:y="10.347cm">
          <draw:text-box>
            <text:p text:style-name="P2"><text:span text:style-name="T3">.map((e) =&gt; this.weightedRandom(participants));</text:span></text:p>
          </draw:text-box>
        </draw:frame>
        <draw:frame draw:style-name="gr3" draw:text-style-name="P4" draw:layer="layout" svg:width="0.422cm" svg:height="0.471cm" svg:x="2.752cm" svg:y="10.833cm">
          <draw:text-box>
            <text:p text:style-name="P2"><text:span text:style-name="T3">}</text:span></text:p>
          </draw:text-box>
        </draw:frame>
        <draw:frame draw:style-name="gr3" draw:text-style-name="P4" draw:layer="layout" svg:width="5.785cm" svg:height="0.471cm" svg:x="2.752cm" svg:y="11.807cm">
          <draw:text-box>
            <text:p text:style-name="P2"><text:span text:style-name="T3">mixGene(List&lt;dynamic&gt; nodes) {</text:span></text:p>
          </draw:text-box>
        </draw:frame>
        <draw:frame draw:style-name="gr3" draw:text-style-name="P4" draw:layer="layout" svg:width="4.197cm" svg:height="0.471cm" svg:x="2.963cm" svg:y="12.294cm">
          <draw:text-box>
            <text:p text:style-name="P2"><text:span text:style-name="T3">var parentA = nodes[0];</text:span></text:p>
          </draw:text-box>
        </draw:frame>
        <draw:frame draw:style-name="gr3" draw:text-style-name="P4" draw:layer="layout" svg:width="4.197cm" svg:height="0.471cm" svg:x="2.963cm" svg:y="12.781cm">
          <draw:text-box>
            <text:p text:style-name="P2"><text:span text:style-name="T3">var parentB = nodes[1];</text:span></text:p>
          </draw:text-box>
        </draw:frame>
        <draw:frame draw:style-name="gr3" draw:text-style-name="P4" draw:layer="layout" svg:width="7.855cm" svg:height="0.471cm" svg:x="2.963cm" svg:y="13.267cm">
          <draw:text-box>
            <text:p text:style-name="P2"><text:span text:style-name="T3">var mid = (parentA.toList().length / 2).floor();</text:span></text:p>
          </draw:text-box>
        </draw:frame>
        <draw:frame draw:style-name="gr3" draw:text-style-name="P4" draw:layer="layout" svg:width="1.331cm" svg:height="0.471cm" svg:x="2.963cm" svg:y="13.754cm">
          <draw:text-box>
            <text:p text:style-name="P2"><text:span text:style-name="T3">return [</text:span></text:p>
          </draw:text-box>
        </draw:frame>
        <draw:frame draw:style-name="gr3" draw:text-style-name="P4" draw:layer="layout" svg:width="11.402cm" svg:height="0.471cm" svg:x="3.175cm" svg:y="14.241cm">
          <draw:text-box>
            <text:p text:style-name="P2"><text:span text:style-name="T3">[...parentA.toList().sublist(0, mid), ...parentB.toList().sublist(mid)],</text:span></text:p>
          </draw:text-box>
        </draw:frame>
        <draw:frame draw:style-name="gr3" draw:text-style-name="P4" draw:layer="layout" svg:width="11.297cm" svg:height="0.471cm" svg:x="3.175cm" svg:y="14.728cm">
          <draw:text-box>
            <text:p text:style-name="P2"><text:span text:style-name="T3">[...parentB.toList().sublist(0, mid), ...parentA.toList().sublist(mid)]</text:span></text:p>
          </draw:text-box>
        </draw:frame>
        <draw:frame draw:style-name="gr3" draw:text-style-name="P4" draw:layer="layout" svg:width="0.422cm" svg:height="0.471cm" svg:x="2.963cm" svg:y="15.215cm">
          <draw:text-box>
            <text:p text:style-name="P2"><text:span text:style-name="T3">];</text:span></text:p>
          </draw:text-box>
        </draw:frame>
        <draw:frame draw:style-name="gr3" draw:text-style-name="P4" draw:layer="layout" svg:width="0.422cm" svg:height="0.471cm" svg:x="2.752cm" svg:y="15.701cm">
          <draw:text-box>
            <text:p text:style-name="P2"><text:span text:style-name="T3">}</text:span></text:p>
          </draw:text-box>
        </draw:frame>
        <draw:frame draw:style-name="gr3" draw:text-style-name="P4" draw:layer="layout" svg:width="8.007cm" svg:height="0.471cm" svg:x="2.752cm" svg:y="16.675cm">
          <draw:text-box>
            <text:p text:style-name="P2"><text:span text:style-name="T3">mutation(var gene, value, double probability) {</text:span></text:p>
          </draw:text-box>
        </draw:frame>
        <draw:frame draw:style-name="gr3" draw:text-style-name="P4" draw:layer="layout" svg:width="6.462cm" svg:height="0.471cm" svg:x="2.963cm" svg:y="17.162cm">
          <draw:text-box>
            <text:p text:style-name="P2"><text:span text:style-name="T3">Random randomIns = new Random();</text:span></text:p>
          </draw:text-box>
        </draw:frame>
        <draw:frame draw:style-name="gr3" draw:text-style-name="P4" draw:layer="layout" svg:width="5.637cm" svg:height="0.471cm" svg:x="2.963cm" svg:y="17.649cm">
          <draw:text-box>
            <text:p text:style-name="P2"><text:span text:style-name="T3">var r = randomIns.nextDouble();</text:span></text:p>
          </draw:text-box>
        </draw:frame>
        <draw:frame draw:style-name="gr3" draw:text-style-name="P4" draw:layer="layout" svg:width="7.575cm" svg:height="0.471cm" svg:x="2.963cm" svg:y="18.135cm">
          <draw:text-box>
            <text:p text:style-name="P2"><text:span text:style-name="T3">var index = this.getRandomInt(gene.length);</text:span></text:p>
          </draw:text-box>
        </draw:frame>
        <draw:frame draw:style-name="gr3" draw:text-style-name="P4" draw:layer="layout" svg:width="3.727cm" svg:height="0.471cm" svg:x="2.963cm" svg:y="19.109cm">
          <draw:text-box>
            <text:p text:style-name="P2"><text:span text:style-name="T3">if (probability &gt;= r) {</text:span></text:p>
          </draw:text-box>
        </draw:frame>
        <draw:frame draw:style-name="gr3" draw:text-style-name="P4" draw:layer="layout" svg:width="1.661cm" svg:height="0.471cm" svg:x="3.175cm" svg:y="19.596cm">
          <draw:text-box>
            <text:p text:style-name="P2"><text:span text:style-name="T3">int i = -1;</text:span></text:p>
          </draw:text-box>
        </draw:frame>
        <draw:frame draw:style-name="gr3" draw:text-style-name="P4" draw:layer="layout" svg:width="4.803cm" svg:height="0.471cm" svg:x="3.175cm" svg:y="20.083cm">
          <draw:text-box>
            <text:p text:style-name="P2"><text:span text:style-name="T3">return gene.map((element) {</text:span></text:p>
          </draw:text-box>
        </draw:frame>
        <draw:frame draw:style-name="gr3" draw:text-style-name="P4" draw:layer="layout" svg:width="0.828cm" svg:height="0.471cm" svg:x="3.387cm" svg:y="20.569cm">
          <draw:text-box>
            <text:p text:style-name="P2"><text:span text:style-name="T3">i++;</text:span></text:p>
          </draw:text-box>
        </draw:frame>
        <draw:frame draw:style-name="gr3" draw:text-style-name="P4" draw:layer="layout" svg:width="6.119cm" svg:height="0.471cm" svg:x="3.387cm" svg:y="21.056cm">
          <draw:text-box>
            <text:p text:style-name="P2"><text:span text:style-name="T3">return i == index ? value : element;</text:span></text:p>
          </draw:text-box>
        </draw:frame>
        <draw:frame draw:style-name="gr3" draw:text-style-name="P4" draw:layer="layout" svg:width="0.451cm" svg:height="0.471cm" svg:x="3.175cm" svg:y="21.543cm">
          <draw:text-box>
            <text:p text:style-name="P2"><text:span text:style-name="T3">});</text:span></text:p>
          </draw:text-box>
        </draw:frame>
        <draw:frame draw:style-name="gr3" draw:text-style-name="P4" draw:layer="layout" svg:width="0.422cm" svg:height="0.471cm" svg:x="2.963cm" svg:y="22.03cm">
          <draw:text-box>
            <text:p text:style-name="P2"><text:span text:style-name="T3">}</text:span></text:p>
          </draw:text-box>
        </draw:frame>
        <draw:frame draw:style-name="gr3" draw:text-style-name="P4" draw:layer="layout" svg:width="2.102cm" svg:height="0.471cm" svg:x="2.963cm" svg:y="22.517cm">
          <draw:text-box>
            <text:p text:style-name="P2"><text:span text:style-name="T3">return gene;</text:span></text:p>
          </draw:text-box>
        </draw:frame>
        <draw:frame draw:style-name="gr3" draw:text-style-name="P4" draw:layer="layout" svg:width="0.422cm" svg:height="0.471cm" svg:x="2.752cm" svg:y="23.003cm">
          <draw:text-box>
            <text:p text:style-name="P2"><text:span text:style-name="T3">}</text:span></text:p>
          </draw:text-box>
        </draw:frame>
        <draw:frame draw:style-name="gr3" draw:text-style-name="P4" draw:layer="layout" svg:width="3.719cm" svg:height="0.471cm" svg:x="2.752cm" svg:y="23.977cm">
          <draw:text-box>
            <text:p text:style-name="P2"><text:span text:style-name="T3">diophantineEquation(</text:span></text:p>
          </draw:text-box>
        </draw:frame>
        <draw:frame draw:style-name="gr3" draw:text-style-name="P4" draw:layer="layout" svg:width="10.209cm" svg:height="0.471cm" svg:x="3.175cm" svg:y="24.464cm">
          <draw:text-box>
            <text:p text:style-name="P2"><text:span text:style-name="T3">{List&lt;int&gt; equation, populationSize, maxIterations = 20}) {</text:span></text:p>
          </draw:text-box>
        </draw:frame>
        <draw:frame draw:style-name="gr3" draw:text-style-name="P4" draw:layer="layout" svg:width="5.332cm" svg:height="0.471cm" svg:x="2.963cm" svg:y="24.95cm">
          <draw:text-box>
            <text:p text:style-name="P2"><text:span text:style-name="T3">var y = equation.removeLast();</text:span></text:p>
          </draw:text-box>
        </draw:frame>
        <draw:frame draw:style-name="gr3" draw:text-style-name="P4" draw:layer="layout" svg:width="4.9cm" svg:height="0.471cm" svg:x="2.963cm" svg:y="25.437cm">
          <draw:text-box>
            <text:p text:style-name="P2"><text:span text:style-name="T3">var maxGene = (y / 2).ceil();</text:span></text:p>
          </draw:text-box>
        </draw:frame>
        <draw:frame draw:style-name="gr3" draw:text-style-name="P4" draw:layer="layout" svg:width="5.006cm" svg:height="0.471cm" svg:x="2.963cm" svg:y="25.924cm">
          <draw:text-box>
            <text:p text:style-name="P2"><text:span text:style-name="T3">print('Mx Gene: $maxGene');</text:span></text:p>
          </draw:text-box>
        </draw:frame>
        <draw:frame draw:style-name="gr3" draw:text-style-name="P4" draw:layer="layout" svg:width="2.898cm" svg:height="0.471cm" svg:x="2.963cm" svg:y="26.411cm">
          <draw:text-box>
            <text:p text:style-name="P2"><text:span text:style-name="T3">var population =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polygon draw:style-name="gr1" draw:text-style-name="P1" draw:layer="layout" svg:width="12.392cm" svg:height="0.486cm" svg:x="2.54cm" svg:y="2.54cm" svg:viewBox="0 0 12393 487" draw:points="0,0 12393,0 12393,487 0,487">
          <text:p/>
        </draw:polygon>
        <draw:polygon draw:style-name="gr1" draw:text-style-name="P1" draw:layer="layout" svg:width="5.063cm" svg:height="0.487cm" svg:x="2.54cm" svg:y="3.026cm" svg:viewBox="0 0 5064 488" draw:points="0,0 5064,0 5064,488 0,488">
          <text:p/>
        </draw:polygon>
        <draw:polygon draw:style-name="gr1" draw:text-style-name="P1" draw:layer="layout" svg:width="3.409cm" svg:height="0.487cm" svg:x="2.54cm" svg:y="3.513cm" svg:viewBox="0 0 3410 488" draw:points="0,0 3410,0 3410,488 0,488">
          <text:p/>
        </draw:polygon>
        <draw:polygon draw:style-name="gr1" draw:text-style-name="P1" draw:layer="layout" svg:width="12.578cm" svg:height="0.487cm" svg:x="2.54cm" svg:y="4cm" svg:viewBox="0 0 12579 488" draw:points="0,0 12579,0 12579,488 0,488">
          <text:p/>
        </draw:polygon>
        <draw:polygon draw:style-name="gr1" draw:text-style-name="P1" draw:layer="layout" svg:width="9.145cm" svg:height="0.486cm" svg:x="2.54cm" svg:y="4.487cm" svg:viewBox="0 0 9146 487" draw:points="0,0 9146,0 9146,487 0,487">
          <text:p/>
        </draw:polygon>
        <draw:polygon draw:style-name="gr1" draw:text-style-name="P1" draw:layer="layout" svg:width="4.495cm" svg:height="0.487cm" svg:x="2.54cm" svg:y="4.973cm" svg:viewBox="0 0 4496 488" draw:points="0,0 4496,0 4496,488 0,488">
          <text:p/>
        </draw:polygon>
        <draw:polygon draw:style-name="gr1" draw:text-style-name="P1" draw:layer="layout" svg:width="7.142cm" svg:height="0.487cm" svg:x="2.54cm" svg:y="5.46cm" svg:viewBox="0 0 7143 488" draw:points="0,0 7143,0 7143,488 0,488">
          <text:p/>
        </draw:polygon>
        <draw:polygon draw:style-name="gr1" draw:text-style-name="P1" draw:layer="layout" svg:width="0.804cm" svg:height="0.487cm" svg:x="2.54cm" svg:y="5.947cm" svg:viewBox="0 0 805 488" draw:points="0,0 805,0 805,488 0,488">
          <text:p/>
        </draw:polygon>
        <draw:polygon draw:style-name="gr1" draw:text-style-name="P1" draw:layer="layout" svg:width="10.918cm" svg:height="0.487cm" svg:x="2.54cm" svg:y="6.434cm" svg:viewBox="0 0 10919 488" draw:points="0,0 10919,0 10919,488 0,488">
          <text:p/>
        </draw:polygon>
        <draw:polygon draw:style-name="gr1" draw:text-style-name="P1" draw:layer="layout" svg:width="2.625cm" svg:height="0.486cm" svg:x="2.54cm" svg:y="6.921cm" svg:viewBox="0 0 2626 487" draw:points="0,0 2626,0 2626,487 0,487">
          <text:p/>
        </draw:polygon>
        <draw:polygon draw:style-name="gr1" draw:text-style-name="P1" draw:layer="layout" svg:width="7.042cm" svg:height="0.487cm" svg:x="2.54cm" svg:y="7.407cm" svg:viewBox="0 0 7043 488" draw:points="0,0 7043,0 7043,488 0,488">
          <text:p/>
        </draw:polygon>
        <draw:polygon draw:style-name="gr1" draw:text-style-name="P1" draw:layer="layout" svg:width="4.825cm" svg:height="0.487cm" svg:x="2.54cm" svg:y="7.894cm" svg:viewBox="0 0 4826 488" draw:points="0,0 4826,0 4826,488 0,488">
          <text:p/>
        </draw:polygon>
        <draw:polygon draw:style-name="gr1" draw:text-style-name="P1" draw:layer="layout" svg:width="4.729cm" svg:height="0.487cm" svg:x="2.54cm" svg:y="8.381cm" svg:viewBox="0 0 4730 488" draw:points="0,0 4730,0 4730,488 0,488">
          <text:p/>
        </draw:polygon>
        <draw:polygon draw:style-name="gr1" draw:text-style-name="P1" draw:layer="layout" svg:width="1.888cm" svg:height="0.487cm" svg:x="2.54cm" svg:y="8.868cm" svg:viewBox="0 0 1889 488" draw:points="0,0 1889,0 1889,488 0,488">
          <text:p/>
        </draw:polygon>
        <draw:polygon draw:style-name="gr1" draw:text-style-name="P1" draw:layer="layout" svg:width="3.711cm" svg:height="0.486cm" svg:x="2.54cm" svg:y="9.355cm" svg:viewBox="0 0 3712 487" draw:points="0,0 3712,0 3712,487 0,487">
          <text:p/>
        </draw:polygon>
        <draw:polygon draw:style-name="gr1" draw:text-style-name="P1" draw:layer="layout" svg:width="7.397cm" svg:height="0.487cm" svg:x="2.54cm" svg:y="9.841cm" svg:viewBox="0 0 7398 488" draw:points="0,0 7398,0 7398,488 0,488">
          <text:p/>
        </draw:polygon>
        <draw:polygon draw:style-name="gr1" draw:text-style-name="P1" draw:layer="layout" svg:width="6.133cm" svg:height="0.487cm" svg:x="2.54cm" svg:y="10.328cm" svg:viewBox="0 0 6134 488" draw:points="0,0 6134,0 6134,488 0,488">
          <text:p/>
        </draw:polygon>
        <draw:polygon draw:style-name="gr1" draw:text-style-name="P1" draw:layer="layout" svg:width="1.086cm" svg:height="0.487cm" svg:x="2.54cm" svg:y="10.815cm" svg:viewBox="0 0 1087 488" draw:points="0,0 1087,0 1087,488 0,488">
          <text:p/>
        </draw:polygon>
        <draw:polygon draw:style-name="gr1" draw:text-style-name="P1" draw:layer="layout" svg:width="3.437cm" svg:height="0.486cm" svg:x="2.54cm" svg:y="11.789cm" svg:viewBox="0 0 3438 487" draw:points="0,0 3438,0 3438,487 0,487">
          <text:p/>
        </draw:polygon>
        <draw:polygon draw:style-name="gr1" draw:text-style-name="P1" draw:layer="layout" svg:width="8.143cm" svg:height="0.487cm" svg:x="2.54cm" svg:y="12.275cm" svg:viewBox="0 0 8144 488" draw:points="0,0 8144,0 8144,488 0,488">
          <text:p/>
        </draw:polygon>
        <draw:polygon draw:style-name="gr1" draw:text-style-name="P1" draw:layer="layout" svg:width="10.012cm" svg:height="0.487cm" svg:x="2.54cm" svg:y="12.762cm" svg:viewBox="0 0 10013 488" draw:points="0,0 10013,0 10013,488 0,488">
          <text:p/>
        </draw:polygon>
        <draw:polygon draw:style-name="gr1" draw:text-style-name="P1" draw:layer="layout" svg:width="9.819cm" svg:height="0.487cm" svg:x="2.54cm" svg:y="13.249cm" svg:viewBox="0 0 9820 488" draw:points="0,0 9820,0 9820,488 0,488">
          <text:p/>
        </draw:polygon>
        <draw:polygon draw:style-name="gr1" draw:text-style-name="P1" draw:layer="layout" svg:width="7.48cm" svg:height="0.487cm" svg:x="2.54cm" svg:y="13.736cm" svg:viewBox="0 0 7481 488" draw:points="0,0 7481,0 7481,488 0,488">
          <text:p/>
        </draw:polygon>
        <draw:polygon draw:style-name="gr1" draw:text-style-name="P1" draw:layer="layout" svg:width="12.668cm" svg:height="0.486cm" svg:x="2.54cm" svg:y="14.223cm" svg:viewBox="0 0 12669 487" draw:points="0,0 12669,0 12669,487 0,487">
          <text:p/>
        </draw:polygon>
        <draw:polygon draw:style-name="gr1" draw:text-style-name="P1" draw:layer="layout" svg:width="6.866cm" svg:height="0.487cm" svg:x="2.54cm" svg:y="14.709cm" svg:viewBox="0 0 6867 488" draw:points="0,0 6867,0 6867,488 0,488">
          <text:p/>
        </draw:polygon>
        <draw:polygon draw:style-name="gr1" draw:text-style-name="P1" draw:layer="layout" svg:width="0.804cm" svg:height="0.487cm" svg:x="2.54cm" svg:y="15.196cm" svg:viewBox="0 0 805 488" draw:points="0,0 805,0 805,488 0,488">
          <text:p/>
        </draw:polygon>
        <draw:polygon draw:style-name="gr1" draw:text-style-name="P1" draw:layer="layout" svg:width="0.592cm" svg:height="0.487cm" svg:x="2.54cm" svg:y="15.683cm" svg:viewBox="0 0 593 488" draw:points="0,0 593,0 593,488 0,488">
          <text:p/>
        </draw:polygon>
        <draw:polygon draw:style-name="gr1" draw:text-style-name="P1" draw:layer="layout" svg:width="3.547cm" svg:height="0.486cm" svg:x="2.54cm" svg:y="16.17cm" svg:viewBox="0 0 3548 487" draw:points="0,0 3548,0 3548,487 0,487">
          <text:p/>
        </draw:polygon>
        <draw:polygon draw:style-name="gr1" draw:text-style-name="P1" draw:layer="layout" svg:width="0.38cm" svg:height="0.487cm" svg:x="2.54cm" svg:y="16.656cm" svg:viewBox="0 0 381 488" draw:points="0,0 381,0 381,488 0,488">
          <text:p/>
        </draw:polygon>
        <draw:polygon draw:style-name="gr1" draw:text-style-name="P1" draw:layer="layout" svg:width="0.169cm" svg:height="0.487cm" svg:x="2.54cm" svg:y="17.143cm" svg:viewBox="0 0 170 488" draw:points="0,0 170,0 170,488 0,488">
          <text:p/>
        </draw:polygon>
        <draw:polygon draw:style-name="gr1" draw:text-style-name="P1" draw:layer="layout" svg:width="3.069cm" svg:height="0.487cm" svg:x="2.54cm" svg:y="19.423cm" svg:viewBox="0 0 3070 488" draw:points="0,0 3070,0 3070,488 0,488">
          <text:p/>
        </draw:polygon>
        <draw:polygon draw:style-name="gr1" draw:text-style-name="P1" draw:layer="layout" svg:width="1.117cm" svg:height="0.487cm" svg:x="2.54cm" svg:y="19.91cm" svg:viewBox="0 0 1118 488" draw:points="0,0 1118,0 1118,488 0,488">
          <text:p/>
        </draw:polygon>
        <draw:polygon draw:style-name="gr1" draw:text-style-name="P1" draw:layer="layout" svg:width="1.775cm" svg:height="0.486cm" svg:x="2.54cm" svg:y="20.397cm" svg:viewBox="0 0 1776 487" draw:points="0,0 1776,0 1776,487 0,487">
          <text:p/>
        </draw:polygon>
        <draw:polygon draw:style-name="gr1" draw:text-style-name="P1" draw:layer="layout" svg:width="4.499cm" svg:height="0.487cm" svg:x="2.54cm" svg:y="20.883cm" svg:viewBox="0 0 4500 488" draw:points="0,0 4500,0 4500,488 0,488">
          <text:p/>
        </draw:polygon>
        <draw:polygon draw:style-name="gr1" draw:text-style-name="P1" draw:layer="layout" svg:width="2.813cm" svg:height="0.487cm" svg:x="2.54cm" svg:y="21.857cm" svg:viewBox="0 0 2814 488" draw:points="0,0 2814,0 2814,488 0,488">
          <text:p/>
        </draw:polygon>
        <draw:polygon draw:style-name="gr1" draw:text-style-name="P1" draw:layer="layout" svg:width="2.813cm" svg:height="0.487cm" svg:x="2.54cm" svg:y="22.344cm" svg:viewBox="0 0 2814 488" draw:points="0,0 2814,0 2814,488 0,488">
          <text:p/>
        </draw:polygon>
        <draw:polygon draw:style-name="gr1" draw:text-style-name="P1" draw:layer="layout" svg:width="4.272cm" svg:height="0.487cm" svg:x="2.54cm" svg:y="23.317cm" svg:viewBox="0 0 4273 488" draw:points="0,0 4273,0 4273,488 0,488">
          <text:p/>
        </draw:polygon>
        <draw:polygon draw:style-name="gr1" draw:text-style-name="P1" draw:layer="layout" svg:width="6.093cm" svg:height="0.487cm" svg:x="2.54cm" svg:y="23.804cm" svg:viewBox="0 0 6094 488" draw:points="0,0 6094,0 6094,488 0,488">
          <text:p/>
        </draw:polygon>
        <draw:polygon draw:style-name="gr1" draw:text-style-name="P1" draw:layer="layout" svg:width="6.093cm" svg:height="0.487cm" svg:x="2.54cm" svg:y="24.291cm" svg:viewBox="0 0 6094 488" draw:points="0,0 6094,0 6094,488 0,488">
          <text:p/>
        </draw:polygon>
        <draw:polygon draw:style-name="gr1" draw:text-style-name="P1" draw:layer="layout" svg:width="5.561cm" svg:height="0.487cm" svg:x="2.54cm" svg:y="24.778cm" svg:viewBox="0 0 5562 488" draw:points="0,0 5562,0 5562,488 0,488">
          <text:p/>
        </draw:polygon>
        <draw:polygon draw:style-name="gr1" draw:text-style-name="P1" draw:layer="layout" svg:width="0.38cm" svg:height="0.486cm" svg:x="2.54cm" svg:y="25.265cm" svg:viewBox="0 0 381 487" draw:points="0,0 381,0 381,487 0,487">
          <text:p/>
        </draw:polygon>
        <draw:polygon draw:style-name="gr1" draw:text-style-name="P1" draw:layer="layout" svg:width="2.414cm" svg:height="0.487cm" svg:x="2.54cm" svg:y="26.238cm" svg:viewBox="0 0 2415 488" draw:points="0,0 2415,0 2415,488 0,488">
          <text:p/>
        </draw:polygon>
        <draw:frame draw:style-name="gr3" draw:text-style-name="P4" draw:layer="layout" svg:width="11.546cm" svg:height="0.471cm" svg:x="3.387cm" svg:y="2.558cm">
          <draw:text-box>
            <text:p text:style-name="P2"><text:span text:style-name="T3">this.getStartPopulation(populationSize, equation.length, maxGene);</text:span></text:p>
          </draw:text-box>
        </draw:frame>
        <draw:frame draw:style-name="gr3" draw:text-style-name="P4" draw:layer="layout" svg:width="4.638cm" svg:height="0.471cm" svg:x="2.963cm" svg:y="3.045cm">
          <draw:text-box>
            <text:p text:style-name="P2"><text:span text:style-name="T3">while (maxIterations &gt; 0) {</text:span></text:p>
          </draw:text-box>
        </draw:frame>
        <draw:frame draw:style-name="gr3" draw:text-style-name="P4" draw:layer="layout" svg:width="2.771cm" svg:height="0.471cm" svg:x="3.175cm" svg:y="3.532cm">
          <draw:text-box>
            <text:p text:style-name="P2"><text:span text:style-name="T3">maxIterations--;</text:span></text:p>
          </draw:text-box>
        </draw:frame>
        <draw:frame draw:style-name="gr3" draw:text-style-name="P4" draw:layer="layout" svg:width="11.927cm" svg:height="0.471cm" svg:x="3.175cm" svg:y="4.018cm">
          <draw:text-box>
            <text:p text:style-name="P2"><text:span text:style-name="T3">var deltas = population.map((gene) =&gt; this.fitnes(gene, equation, y));</text:span></text:p>
          </draw:text-box>
        </draw:frame>
        <draw:frame draw:style-name="gr3" draw:text-style-name="P4" draw:layer="layout" svg:width="8.528cm" svg:height="0.471cm" svg:x="3.175cm" svg:y="4.505cm">
          <draw:text-box>
            <text:p text:style-name="P2"><text:span text:style-name="T3">var result = deltas.where((d) =&gt; d == 0).toList();</text:span></text:p>
          </draw:text-box>
        </draw:frame>
        <draw:frame draw:style-name="gr3" draw:text-style-name="P4" draw:layer="layout" svg:width="3.876cm" svg:height="0.471cm" svg:x="3.175cm" svg:y="4.992cm">
          <draw:text-box>
            <text:p text:style-name="P2"><text:span text:style-name="T3">if (result.length != 0) {</text:span></text:p>
          </draw:text-box>
        </draw:frame>
        <draw:frame draw:style-name="gr3" draw:text-style-name="P4" draw:layer="layout" svg:width="6.335cm" svg:height="0.471cm" svg:x="3.387cm" svg:y="5.479cm">
          <draw:text-box>
            <text:p text:style-name="P2"><text:span text:style-name="T3">return population.toList()[result[0]];</text:span></text:p>
          </draw:text-box>
        </draw:frame>
        <draw:frame draw:style-name="gr3" draw:text-style-name="P4" draw:layer="layout" svg:width="0.422cm" svg:height="0.471cm" svg:x="3.175cm" svg:y="5.966cm">
          <draw:text-box>
            <text:p text:style-name="P2"><text:span text:style-name="T3">}</text:span></text:p>
          </draw:text-box>
        </draw:frame>
        <draw:frame draw:style-name="gr3" draw:text-style-name="P4" draw:layer="layout" svg:width="10.319cm" svg:height="0.471cm" svg:x="3.175cm" svg:y="6.452cm">
          <draw:text-box>
            <text:p text:style-name="P2"><text:span text:style-name="T3">var probabilities = this.calculateProbability(deltas).toList();</text:span></text:p>
          </draw:text-box>
        </draw:frame>
        <draw:frame draw:style-name="gr3" draw:text-style-name="P4" draw:layer="layout" svg:width="1.987cm" svg:height="0.471cm" svg:x="3.175cm" svg:y="6.939cm">
          <draw:text-box>
            <text:p text:style-name="P2"><text:span text:style-name="T3">var pi = -1;</text:span></text:p>
          </draw:text-box>
        </draw:frame>
        <draw:frame draw:style-name="gr3" draw:text-style-name="P4" draw:layer="layout" svg:width="6.424cm" svg:height="0.471cm" svg:x="3.175cm" svg:y="7.426cm">
          <draw:text-box>
            <text:p text:style-name="P2"><text:span text:style-name="T3">var rouletteParticipants = new List();</text:span></text:p>
          </draw:text-box>
        </draw:frame>
        <draw:frame draw:style-name="gr3" draw:text-style-name="P4" draw:layer="layout" svg:width="4.189cm" svg:height="0.471cm" svg:x="3.175cm" svg:y="7.913cm">
          <draw:text-box>
            <text:p text:style-name="P2"><text:span text:style-name="T3">population.forEach((e) {</text:span></text:p>
          </draw:text-box>
        </draw:frame>
        <draw:frame draw:style-name="gr3" draw:text-style-name="P4" draw:layer="layout" svg:width="3.876cm" svg:height="0.471cm" svg:x="3.387cm" svg:y="8.4cm">
          <draw:text-box>
            <text:p text:style-name="P2"><text:span text:style-name="T3">var map = new Map();</text:span></text:p>
          </draw:text-box>
        </draw:frame>
        <draw:frame draw:style-name="gr3" draw:text-style-name="P4" draw:layer="layout" svg:width="1.039cm" svg:height="0.471cm" svg:x="3.387cm" svg:y="8.886cm">
          <draw:text-box>
            <text:p text:style-name="P2"><text:span text:style-name="T3">pi++;</text:span></text:p>
          </draw:text-box>
        </draw:frame>
        <draw:frame draw:style-name="gr3" draw:text-style-name="P4" draw:layer="layout" svg:width="2.855cm" svg:height="0.471cm" svg:x="3.387cm" svg:y="9.373cm">
          <draw:text-box>
            <text:p text:style-name="P2"><text:span text:style-name="T3">map['gene'] = e;</text:span></text:p>
          </draw:text-box>
        </draw:frame>
        <draw:frame draw:style-name="gr3" draw:text-style-name="P4" draw:layer="layout" svg:width="6.585cm" svg:height="0.471cm" svg:x="3.387cm" svg:y="9.86cm">
          <draw:text-box>
            <text:p text:style-name="P2"><text:span text:style-name="T3">map['probability'] = probabilities[pi];</text:span></text:p>
          </draw:text-box>
        </draw:frame>
        <draw:frame draw:style-name="gr3" draw:text-style-name="P4" draw:layer="layout" svg:width="5.302cm" svg:height="0.471cm" svg:x="3.387cm" svg:y="10.347cm">
          <draw:text-box>
            <text:p text:style-name="P2"><text:span text:style-name="T3">rouletteParticipants.add(map);</text:span></text:p>
          </draw:text-box>
        </draw:frame>
        <draw:frame draw:style-name="gr3" draw:text-style-name="P4" draw:layer="layout" svg:width="0.451cm" svg:height="0.471cm" svg:x="3.175cm" svg:y="10.833cm">
          <draw:text-box>
            <text:p text:style-name="P2"><text:span text:style-name="T3">});</text:span></text:p>
          </draw:text-box>
        </draw:frame>
        <draw:frame draw:style-name="gr3" draw:text-style-name="P4" draw:layer="layout" svg:width="2.804cm" svg:height="0.471cm" svg:x="3.175cm" svg:y="11.807cm">
          <draw:text-box>
            <text:p text:style-name="P2"><text:span text:style-name="T3">population = [];</text:span></text:p>
          </draw:text-box>
        </draw:frame>
        <draw:frame draw:style-name="gr3" draw:text-style-name="P4" draw:layer="layout" svg:width="7.503cm" svg:height="0.471cm" svg:x="3.175cm" svg:y="12.294cm">
          <draw:text-box>
            <text:p text:style-name="P2"><text:span text:style-name="T3">for (var i = 0; i &lt; populationSize / 2; i++) {</text:span></text:p>
          </draw:text-box>
        </draw:frame>
        <draw:frame draw:style-name="gr3" draw:text-style-name="P4" draw:layer="layout" svg:width="9.193cm" svg:height="0.471cm" svg:x="3.387cm" svg:y="12.781cm">
          <draw:text-box>
            <text:p text:style-name="P2"><text:span text:style-name="T3">var bestGenes = this.roulette(rouletteParticipants, 2);</text:span></text:p>
          </draw:text-box>
        </draw:frame>
        <draw:frame draw:style-name="gr3" draw:text-style-name="P4" draw:layer="layout" svg:width="8.956cm" svg:height="0.471cm" svg:x="3.387cm" svg:y="13.267cm">
          <draw:text-box>
            <text:p text:style-name="P2"><text:span text:style-name="T3">var mixedGenes = this.mixGene(bestGenes.toList());</text:span></text:p>
          </draw:text-box>
        </draw:frame>
        <draw:frame draw:style-name="gr3" draw:text-style-name="P4" draw:layer="layout" svg:width="6.619cm" svg:height="0.471cm" svg:x="3.387cm" svg:y="13.754cm">
          <draw:text-box>
            <text:p text:style-name="P2"><text:span text:style-name="T3">var mutatedGenes = mixedGenes.map(</text:span></text:p>
          </draw:text-box>
        </draw:frame>
        <draw:frame draw:style-name="gr3" draw:text-style-name="P4" draw:layer="layout" svg:width="11.377cm" svg:height="0.471cm" svg:x="3.81cm" svg:y="14.241cm">
          <draw:text-box>
            <text:p text:style-name="P2"><text:span text:style-name="T3">(gene) =&gt; this.mutation(gene, this.getRandomInt(maxGene), 0.1));</text:span></text:p>
          </draw:text-box>
        </draw:frame>
        <draw:frame draw:style-name="gr3" draw:text-style-name="P4" draw:layer="layout" svg:width="6.018cm" svg:height="0.471cm" svg:x="3.387cm" svg:y="14.728cm">
          <draw:text-box>
            <text:p text:style-name="P2"><text:span text:style-name="T3">population..addAll(mutatedGenes);</text:span></text:p>
          </draw:text-box>
        </draw:frame>
        <draw:frame draw:style-name="gr3" draw:text-style-name="P4" draw:layer="layout" svg:width="0.422cm" svg:height="0.471cm" svg:x="3.175cm" svg:y="15.215cm">
          <draw:text-box>
            <text:p text:style-name="P2"><text:span text:style-name="T3">}</text:span></text:p>
          </draw:text-box>
        </draw:frame>
        <draw:frame draw:style-name="gr3" draw:text-style-name="P4" draw:layer="layout" svg:width="0.422cm" svg:height="0.471cm" svg:x="2.963cm" svg:y="15.701cm">
          <draw:text-box>
            <text:p text:style-name="P2"><text:span text:style-name="T3">}</text:span></text:p>
          </draw:text-box>
        </draw:frame>
        <draw:frame draw:style-name="gr3" draw:text-style-name="P4" draw:layer="layout" svg:width="3.143cm" svg:height="0.471cm" svg:x="2.963cm" svg:y="16.188cm">
          <draw:text-box>
            <text:p text:style-name="P2"><text:span text:style-name="T3">return population;</text:span></text:p>
          </draw:text-box>
        </draw:frame>
        <draw:frame draw:style-name="gr3" draw:text-style-name="P4" draw:layer="layout" svg:width="0.422cm" svg:height="0.471cm" svg:x="2.752cm" svg:y="16.675cm">
          <draw:text-box>
            <text:p text:style-name="P2"><text:span text:style-name="T3">}</text:span></text:p>
          </draw:text-box>
        </draw:frame>
        <draw:frame draw:style-name="gr3" draw:text-style-name="P4" draw:layer="layout" svg:width="0.422cm" svg:height="0.471cm" svg:x="2.54cm" svg:y="17.162cm">
          <draw:text-box>
            <text:p text:style-name="P2"><text:span text:style-name="T3">}</text:span></text:p>
          </draw:text-box>
        </draw:frame>
        <draw:frame draw:style-name="gr2" draw:text-style-name="P3" draw:layer="layout" svg:width="0.493cm" svg:height="0.547cm" svg:x="2.54cm" svg:y="18.138cm">
          <draw:text-box>
            <text:p text:style-name="P2"><text:span text:style-name="T2">3)</text:span></text:p>
          </draw:text-box>
        </draw:frame>
        <draw:frame draw:style-name="gr3" draw:text-style-name="P4" draw:layer="layout" svg:width="3.084cm" svg:height="0.471cm" svg:x="2.54cm" svg:y="19.442cm">
          <draw:text-box>
            <text:p text:style-name="P2"><text:span text:style-name="T3">class Perception {</text:span></text:p>
          </draw:text-box>
        </draw:frame>
        <draw:frame draw:style-name="gr3" draw:text-style-name="P4" draw:layer="layout" svg:width="0.908cm" svg:height="0.471cm" svg:x="2.752cm" svg:y="19.928cm">
          <draw:text-box>
            <text:p text:style-name="P2"><text:span text:style-name="T3">int p;</text:span></text:p>
          </draw:text-box>
        </draw:frame>
        <draw:frame draw:style-name="gr3" draw:text-style-name="P4" draw:layer="layout" svg:width="1.564cm" svg:height="0.471cm" svg:x="2.752cm" svg:y="20.415cm">
          <draw:text-box>
            <text:p text:style-name="P2"><text:span text:style-name="T3">double r;</text:span></text:p>
          </draw:text-box>
        </draw:frame>
        <draw:frame draw:style-name="gr3" draw:text-style-name="P4" draw:layer="layout" svg:width="4.303cm" svg:height="0.471cm" svg:x="2.752cm" svg:y="20.902cm">
          <draw:text-box>
            <text:p text:style-name="P2"><text:span text:style-name="T3">Perception(this.p, this.r);</text:span></text:p>
          </draw:text-box>
        </draw:frame>
        <draw:frame draw:style-name="gr3" draw:text-style-name="P4" draw:layer="layout" svg:width="2.601cm" svg:height="0.471cm" svg:x="2.752cm" svg:y="21.876cm">
          <draw:text-box>
            <text:p text:style-name="P2"><text:span text:style-name="T3">double w1 = 0;</text:span></text:p>
          </draw:text-box>
        </draw:frame>
        <draw:frame draw:style-name="gr3" draw:text-style-name="P4" draw:layer="layout" svg:width="2.601cm" svg:height="0.471cm" svg:x="2.752cm" svg:y="22.362cm">
          <draw:text-box>
            <text:p text:style-name="P2"><text:span text:style-name="T3">double w2 = 0;</text:span></text:p>
          </draw:text-box>
        </draw:frame>
        <draw:frame draw:style-name="gr3" draw:text-style-name="P4" draw:layer="layout" svg:width="4.062cm" svg:height="0.471cm" svg:x="2.752cm" svg:y="23.336cm">
          <draw:text-box>
            <text:p text:style-name="P2"><text:span text:style-name="T3">calculateSignal(point) {</text:span></text:p>
          </draw:text-box>
        </draw:frame>
        <draw:frame draw:style-name="gr3" draw:text-style-name="P4" draw:layer="layout" svg:width="5.666cm" svg:height="0.471cm" svg:x="2.963cm" svg:y="23.823cm">
          <draw:text-box>
            <text:p text:style-name="P2"><text:span text:style-name="T3">double x1 = point[0].toDouble();</text:span></text:p>
          </draw:text-box>
        </draw:frame>
        <draw:frame draw:style-name="gr3" draw:text-style-name="P4" draw:layer="layout" svg:width="5.666cm" svg:height="0.471cm" svg:x="2.963cm" svg:y="24.31cm">
          <draw:text-box>
            <text:p text:style-name="P2"><text:span text:style-name="T3">double x2 = point[1].toDouble();</text:span></text:p>
          </draw:text-box>
        </draw:frame>
        <draw:frame draw:style-name="gr3" draw:text-style-name="P4" draw:layer="layout" svg:width="5.154cm" svg:height="0.471cm" svg:x="2.963cm" svg:y="24.796cm">
          <draw:text-box>
            <text:p text:style-name="P2"><text:span text:style-name="T3">return this.w1 * x1 + w2 * x2;</text:span></text:p>
          </draw:text-box>
        </draw:frame>
        <draw:frame draw:style-name="gr3" draw:text-style-name="P4" draw:layer="layout" svg:width="0.422cm" svg:height="0.471cm" svg:x="2.752cm" svg:y="25.283cm">
          <draw:text-box>
            <text:p text:style-name="P2"><text:span text:style-name="T3">}</text:span></text:p>
          </draw:text-box>
        </draw:frame>
        <draw:frame draw:style-name="gr3" draw:text-style-name="P4" draw:layer="layout" svg:width="2.199cm" svg:height="0.471cm" svg:x="2.752cm" svg:y="26.257cm">
          <draw:text-box>
            <text:p text:style-name="P2"><text:span text:style-name="T3">getDelta(y) {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polygon draw:style-name="gr1" draw:text-style-name="P1" draw:layer="layout" svg:width="4.635cm" svg:height="0.486cm" svg:x="2.54cm" svg:y="2.54cm" svg:viewBox="0 0 4636 487" draw:points="0,0 4636,0 4636,487 0,487">
          <text:p/>
        </draw:polygon>
        <draw:polygon draw:style-name="gr1" draw:text-style-name="P1" draw:layer="layout" svg:width="2.876cm" svg:height="0.487cm" svg:x="2.54cm" svg:y="3.026cm" svg:viewBox="0 0 2877 488" draw:points="0,0 2877,0 2877,488 0,488">
          <text:p/>
        </draw:polygon>
        <draw:polygon draw:style-name="gr1" draw:text-style-name="P1" draw:layer="layout" svg:width="2.77cm" svg:height="0.487cm" svg:x="2.54cm" svg:y="3.513cm" svg:viewBox="0 0 2771 488" draw:points="0,0 2771,0 2771,488 0,488">
          <text:p/>
        </draw:polygon>
        <draw:polygon draw:style-name="gr1" draw:text-style-name="P1" draw:layer="layout" svg:width="0.592cm" svg:height="0.487cm" svg:x="2.54cm" svg:y="4cm" svg:viewBox="0 0 593 488" draw:points="0,0 593,0 593,488 0,488">
          <text:p/>
        </draw:polygon>
        <draw:polygon draw:style-name="gr1" draw:text-style-name="P1" draw:layer="layout" svg:width="1.924cm" svg:height="0.486cm" svg:x="2.54cm" svg:y="4.487cm" svg:viewBox="0 0 1925 487" draw:points="0,0 1925,0 1925,487 0,487">
          <text:p/>
        </draw:polygon>
        <draw:polygon draw:style-name="gr1" draw:text-style-name="P1" draw:layer="layout" svg:width="0.38cm" svg:height="0.487cm" svg:x="2.54cm" svg:y="4.973cm" svg:viewBox="0 0 381 488" draw:points="0,0 381,0 381,488 0,488">
          <text:p/>
        </draw:polygon>
        <draw:polygon draw:style-name="gr1" draw:text-style-name="P1" draw:layer="layout" svg:width="5.73cm" svg:height="0.487cm" svg:x="2.54cm" svg:y="5.947cm" svg:viewBox="0 0 5731 488" draw:points="0,0 5731,0 5731,488 0,488">
          <text:p/>
        </draw:polygon>
        <draw:polygon draw:style-name="gr1" draw:text-style-name="P1" draw:layer="layout" svg:width="6.093cm" svg:height="0.487cm" svg:x="2.54cm" svg:y="6.434cm" svg:viewBox="0 0 6094 488" draw:points="0,0 6094,0 6094,488 0,488">
          <text:p/>
        </draw:polygon>
        <draw:polygon draw:style-name="gr1" draw:text-style-name="P1" draw:layer="layout" svg:width="6.093cm" svg:height="0.486cm" svg:x="2.54cm" svg:y="6.921cm" svg:viewBox="0 0 6094 487" draw:points="0,0 6094,0 6094,487 0,487">
          <text:p/>
        </draw:polygon>
        <draw:polygon draw:style-name="gr1" draw:text-style-name="P1" draw:layer="layout" svg:width="5.533cm" svg:height="0.487cm" svg:x="2.54cm" svg:y="7.407cm" svg:viewBox="0 0 5534 488" draw:points="0,0 5534,0 5534,488 0,488">
          <text:p/>
        </draw:polygon>
        <draw:polygon draw:style-name="gr1" draw:text-style-name="P1" draw:layer="layout" svg:width="5.533cm" svg:height="0.487cm" svg:x="2.54cm" svg:y="7.894cm" svg:viewBox="0 0 5534 488" draw:points="0,0 5534,0 5534,488 0,488">
          <text:p/>
        </draw:polygon>
        <draw:polygon draw:style-name="gr1" draw:text-style-name="P1" draw:layer="layout" svg:width="0.38cm" svg:height="0.487cm" svg:x="2.54cm" svg:y="8.381cm" svg:viewBox="0 0 381 488" draw:points="0,0 381,0 381,488 0,488">
          <text:p/>
        </draw:polygon>
        <draw:polygon draw:style-name="gr1" draw:text-style-name="P1" draw:layer="layout" svg:width="6.835cm" svg:height="0.486cm" svg:x="2.54cm" svg:y="9.355cm" svg:viewBox="0 0 6836 487" draw:points="0,0 6836,0 6836,487 0,487">
          <text:p/>
        </draw:polygon>
        <draw:polygon draw:style-name="gr1" draw:text-style-name="P1" draw:layer="layout" svg:width="3.26cm" svg:height="0.487cm" svg:x="2.54cm" svg:y="9.841cm" svg:viewBox="0 0 3261 488" draw:points="0,0 3261,0 3261,488 0,488">
          <text:p/>
        </draw:polygon>
        <draw:polygon draw:style-name="gr1" draw:text-style-name="P1" draw:layer="layout" svg:width="3.448cm" svg:height="0.487cm" svg:x="2.54cm" svg:y="10.328cm" svg:viewBox="0 0 3449 488" draw:points="0,0 3449,0 3449,488 0,488">
          <text:p/>
        </draw:polygon>
        <draw:polygon draw:style-name="gr1" draw:text-style-name="P1" draw:layer="layout" svg:width="10.1cm" svg:height="0.487cm" svg:x="2.54cm" svg:y="11.302cm" svg:viewBox="0 0 10101 488" draw:points="0,0 10101,0 10101,488 0,488">
          <text:p/>
        </draw:polygon>
        <draw:polygon draw:style-name="gr1" draw:text-style-name="P1" draw:layer="layout" svg:width="10.698cm" svg:height="0.486cm" svg:x="2.54cm" svg:y="11.789cm" svg:viewBox="0 0 10699 487" draw:points="0,0 10699,0 10699,487 0,487">
          <text:p/>
        </draw:polygon>
        <draw:polygon draw:style-name="gr1" draw:text-style-name="P1" draw:layer="layout" svg:width="5.001cm" svg:height="0.487cm" svg:x="2.54cm" svg:y="12.275cm" svg:viewBox="0 0 5002 488" draw:points="0,0 5002,0 5002,488 0,488">
          <text:p/>
        </draw:polygon>
        <draw:polygon draw:style-name="gr1" draw:text-style-name="P1" draw:layer="layout" svg:width="6.892cm" svg:height="0.487cm" svg:x="2.54cm" svg:y="12.762cm" svg:viewBox="0 0 6893 488" draw:points="0,0 6893,0 6893,488 0,488">
          <text:p/>
        </draw:polygon>
        <draw:polygon draw:style-name="gr1" draw:text-style-name="P1" draw:layer="layout" svg:width="5.646cm" svg:height="0.487cm" svg:x="2.54cm" svg:y="13.249cm" svg:viewBox="0 0 5647 488" draw:points="0,0 5647,0 5647,488 0,488">
          <text:p/>
        </draw:polygon>
        <draw:polygon draw:style-name="gr1" draw:text-style-name="P1" draw:layer="layout" svg:width="6.995cm" svg:height="0.486cm" svg:x="2.54cm" svg:y="14.223cm" svg:viewBox="0 0 6996 487" draw:points="0,0 6996,0 6996,487 0,487">
          <text:p/>
        </draw:polygon>
        <draw:polygon draw:style-name="gr1" draw:text-style-name="P1" draw:layer="layout" svg:width="0.804cm" svg:height="0.487cm" svg:x="2.54cm" svg:y="14.709cm" svg:viewBox="0 0 805 488" draw:points="0,0 805,0 805,488 0,488">
          <text:p/>
        </draw:polygon>
        <draw:polygon draw:style-name="gr1" draw:text-style-name="P1" draw:layer="layout" svg:width="10.533cm" svg:height="0.487cm" svg:x="2.54cm" svg:y="15.196cm" svg:viewBox="0 0 10534 488" draw:points="0,0 10534,0 10534,488 0,488">
          <text:p/>
        </draw:polygon>
        <draw:polygon draw:style-name="gr1" draw:text-style-name="P1" draw:layer="layout" svg:width="7.131cm" svg:height="0.487cm" svg:x="2.54cm" svg:y="15.683cm" svg:viewBox="0 0 7132 488" draw:points="0,0 7132,0 7132,488 0,488">
          <text:p/>
        </draw:polygon>
        <draw:polygon draw:style-name="gr1" draw:text-style-name="P1" draw:layer="layout" svg:width="2.97cm" svg:height="0.486cm" svg:x="2.54cm" svg:y="16.17cm" svg:viewBox="0 0 2971 487" draw:points="0,0 2971,0 2971,487 0,487">
          <text:p/>
        </draw:polygon>
        <draw:polygon draw:style-name="gr1" draw:text-style-name="P1" draw:layer="layout" svg:width="0.592cm" svg:height="0.487cm" svg:x="2.54cm" svg:y="16.656cm" svg:viewBox="0 0 593 488" draw:points="0,0 593,0 593,488 0,488">
          <text:p/>
        </draw:polygon>
        <draw:polygon draw:style-name="gr1" draw:text-style-name="P1" draw:layer="layout" svg:width="6.016cm" svg:height="0.487cm" svg:x="2.54cm" svg:y="17.143cm" svg:viewBox="0 0 6017 488" draw:points="0,0 6017,0 6017,488 0,488">
          <text:p/>
        </draw:polygon>
        <draw:polygon draw:style-name="gr1" draw:text-style-name="P1" draw:layer="layout" svg:width="0.38cm" svg:height="0.487cm" svg:x="2.54cm" svg:y="17.63cm" svg:viewBox="0 0 381 488" draw:points="0,0 381,0 381,488 0,488">
          <text:p/>
        </draw:polygon>
        <draw:polygon draw:style-name="gr1" draw:text-style-name="P1" draw:layer="layout" svg:width="0.169cm" svg:height="0.487cm" svg:x="2.54cm" svg:y="18.117cm" svg:viewBox="0 0 170 488" draw:points="0,0 170,0 170,488 0,488">
          <text:p/>
        </draw:polygon>
        <draw:frame draw:style-name="gr3" draw:text-style-name="P4" draw:layer="layout" svg:width="4.21cm" svg:height="0.471cm" svg:x="2.963cm" svg:y="2.558cm">
          <draw:text-box>
            <text:p text:style-name="P2"><text:span text:style-name="T3">double delta = this.p - y;</text:span></text:p>
          </draw:text-box>
        </draw:frame>
        <draw:frame draw:style-name="gr3" draw:text-style-name="P4" draw:layer="layout" svg:width="2.453cm" svg:height="0.471cm" svg:x="2.963cm" svg:y="3.045cm">
          <draw:text-box>
            <text:p text:style-name="P2"><text:span text:style-name="T3">if (delta &gt; 0) {</text:span></text:p>
          </draw:text-box>
        </draw:frame>
        <draw:frame draw:style-name="gr3" draw:text-style-name="P4" draw:layer="layout" svg:width="2.153cm" svg:height="0.471cm" svg:x="3.175cm" svg:y="3.532cm">
          <draw:text-box>
            <text:p text:style-name="P2"><text:span text:style-name="T3">return delta;</text:span></text:p>
          </draw:text-box>
        </draw:frame>
        <draw:frame draw:style-name="gr3" draw:text-style-name="P4" draw:layer="layout" svg:width="0.422cm" svg:height="0.471cm" svg:x="2.963cm" svg:y="4.018cm">
          <draw:text-box>
            <text:p text:style-name="P2"><text:span text:style-name="T3">}</text:span></text:p>
          </draw:text-box>
        </draw:frame>
        <draw:frame draw:style-name="gr3" draw:text-style-name="P4" draw:layer="layout" svg:width="1.518cm" svg:height="0.471cm" svg:x="2.963cm" svg:y="4.505cm">
          <draw:text-box>
            <text:p text:style-name="P2"><text:span text:style-name="T3">return 0;</text:span></text:p>
          </draw:text-box>
        </draw:frame>
        <draw:frame draw:style-name="gr3" draw:text-style-name="P4" draw:layer="layout" svg:width="0.422cm" svg:height="0.471cm" svg:x="2.752cm" svg:y="4.992cm">
          <draw:text-box>
            <text:p text:style-name="P2"><text:span text:style-name="T3">}</text:span></text:p>
          </draw:text-box>
        </draw:frame>
        <draw:frame draw:style-name="gr3" draw:text-style-name="P4" draw:layer="layout" svg:width="5.522cm" svg:height="0.471cm" svg:x="2.752cm" svg:y="5.966cm">
          <draw:text-box>
            <text:p text:style-name="P2"><text:span text:style-name="T3">weightAdjustment(point, delta) {</text:span></text:p>
          </draw:text-box>
        </draw:frame>
        <draw:frame draw:style-name="gr3" draw:text-style-name="P4" draw:layer="layout" svg:width="5.666cm" svg:height="0.471cm" svg:x="2.963cm" svg:y="6.452cm">
          <draw:text-box>
            <text:p text:style-name="P2"><text:span text:style-name="T3">double x1 = point[0].toDouble();</text:span></text:p>
          </draw:text-box>
        </draw:frame>
        <draw:frame draw:style-name="gr3" draw:text-style-name="P4" draw:layer="layout" svg:width="5.666cm" svg:height="0.471cm" svg:x="2.963cm" svg:y="6.939cm">
          <draw:text-box>
            <text:p text:style-name="P2"><text:span text:style-name="T3">double x2 = point[1].toDouble();</text:span></text:p>
          </draw:text-box>
        </draw:frame>
        <draw:frame draw:style-name="gr3" draw:text-style-name="P4" draw:layer="layout" svg:width="5.112cm" svg:height="0.471cm" svg:x="2.963cm" svg:y="7.426cm">
          <draw:text-box>
            <text:p text:style-name="P2"><text:span text:style-name="T3">this.w1 += delta * x1 * this.r;</text:span></text:p>
          </draw:text-box>
        </draw:frame>
        <draw:frame draw:style-name="gr3" draw:text-style-name="P4" draw:layer="layout" svg:width="5.112cm" svg:height="0.471cm" svg:x="2.963cm" svg:y="7.913cm">
          <draw:text-box>
            <text:p text:style-name="P2"><text:span text:style-name="T3">this.w2 += delta * x2 * this.r;</text:span></text:p>
          </draw:text-box>
        </draw:frame>
        <draw:frame draw:style-name="gr3" draw:text-style-name="P4" draw:layer="layout" svg:width="0.422cm" svg:height="0.471cm" svg:x="2.752cm" svg:y="8.4cm">
          <draw:text-box>
            <text:p text:style-name="P2"><text:span text:style-name="T3">}</text:span></text:p>
          </draw:text-box>
        </draw:frame>
        <draw:frame draw:style-name="gr3" draw:text-style-name="P4" draw:layer="layout" svg:width="6.644cm" svg:height="0.471cm" svg:x="2.752cm" svg:y="9.373cm">
          <draw:text-box>
            <text:p text:style-name="P2"><text:span text:style-name="T3">learn(input, maxIterations, maxTime) {</text:span></text:p>
          </draw:text-box>
        </draw:frame>
        <draw:frame draw:style-name="gr3" draw:text-style-name="P4" draw:layer="layout" svg:width="2.834cm" svg:height="0.471cm" svg:x="2.963cm" svg:y="9.86cm">
          <draw:text-box>
            <text:p text:style-name="P2"><text:span text:style-name="T3">double time = 0;</text:span></text:p>
          </draw:text-box>
        </draw:frame>
        <draw:frame draw:style-name="gr3" draw:text-style-name="P4" draw:layer="layout" svg:width="3.029cm" svg:height="0.471cm" svg:x="2.963cm" svg:y="10.347cm">
          <draw:text-box>
            <text:p text:style-name="P2"><text:span text:style-name="T3">int iterations = 0;</text:span></text:p>
          </draw:text-box>
        </draw:frame>
        <draw:frame draw:style-name="gr3" draw:text-style-name="P4" draw:layer="layout" svg:width="9.696cm" svg:height="0.471cm" svg:x="2.963cm" svg:y="11.32cm">
          <draw:text-box>
            <text:p text:style-name="P2"><text:span text:style-name="T3">while (maxIterations &gt; iterations &amp;&amp; maxTime &gt; time) {</text:span></text:p>
          </draw:text-box>
        </draw:frame>
        <draw:frame draw:style-name="gr3" draw:text-style-name="P4" draw:layer="layout" svg:width="10.09cm" svg:height="0.471cm" svg:x="3.175cm" svg:y="11.807cm">
          <draw:text-box>
            <text:p text:style-name="P2"><text:span text:style-name="T3">var startDate = DateTime.now().microsecondsSinceEpoch;</text:span></text:p>
          </draw:text-box>
        </draw:frame>
        <draw:frame draw:style-name="gr3" draw:text-style-name="P4" draw:layer="layout" svg:width="4.371cm" svg:height="0.471cm" svg:x="3.175cm" svg:y="12.294cm">
          <draw:text-box>
            <text:p text:style-name="P2"><text:span text:style-name="T3">for (final value in input) {</text:span></text:p>
          </draw:text-box>
        </draw:frame>
        <draw:frame draw:style-name="gr3" draw:text-style-name="P4" draw:layer="layout" svg:width="6.039cm" svg:height="0.471cm" svg:x="3.387cm" svg:y="12.781cm">
          <draw:text-box>
            <text:p text:style-name="P2"><text:span text:style-name="T3">var y = this.calculateSignal(value);</text:span></text:p>
          </draw:text-box>
        </draw:frame>
        <draw:frame draw:style-name="gr3" draw:text-style-name="P4" draw:layer="layout" svg:width="4.794cm" svg:height="0.471cm" svg:x="3.387cm" svg:y="13.267cm">
          <draw:text-box>
            <text:p text:style-name="P2"><text:span text:style-name="T3">var delta = this.getDelta(y);</text:span></text:p>
          </draw:text-box>
        </draw:frame>
        <draw:frame draw:style-name="gr3" draw:text-style-name="P4" draw:layer="layout" svg:width="6.149cm" svg:height="0.471cm" svg:x="3.387cm" svg:y="14.241cm">
          <draw:text-box>
            <text:p text:style-name="P2"><text:span text:style-name="T3">this.weightAdjustment(value, delta);</text:span></text:p>
          </draw:text-box>
        </draw:frame>
        <draw:frame draw:style-name="gr3" draw:text-style-name="P4" draw:layer="layout" svg:width="0.422cm" svg:height="0.471cm" svg:x="3.175cm" svg:y="14.728cm">
          <draw:text-box>
            <text:p text:style-name="P2"><text:span text:style-name="T3">}</text:span></text:p>
          </draw:text-box>
        </draw:frame>
        <draw:frame draw:style-name="gr3" draw:text-style-name="P4" draw:layer="layout" svg:width="9.921cm" svg:height="0.471cm" svg:x="3.175cm" svg:y="15.215cm">
          <draw:text-box>
            <text:p text:style-name="P2"><text:span text:style-name="T3">var endDate = DateTime.now().microsecondsSinceEpoch;</text:span></text:p>
          </draw:text-box>
        </draw:frame>
        <draw:frame draw:style-name="gr3" draw:text-style-name="P4" draw:layer="layout" svg:width="6.487cm" svg:height="0.471cm" svg:x="3.175cm" svg:y="15.701cm">
          <draw:text-box>
            <text:p text:style-name="P2"><text:span text:style-name="T3">time += (endDate - startDate) / 1000;</text:span></text:p>
          </draw:text-box>
        </draw:frame>
        <draw:frame draw:style-name="gr3" draw:text-style-name="P4" draw:layer="layout" svg:width="2.335cm" svg:height="0.471cm" svg:x="3.175cm" svg:y="16.188cm">
          <draw:text-box>
            <text:p text:style-name="P2"><text:span text:style-name="T3">iterations++;</text:span></text:p>
          </draw:text-box>
        </draw:frame>
        <draw:frame draw:style-name="gr3" draw:text-style-name="P4" draw:layer="layout" svg:width="0.422cm" svg:height="0.471cm" svg:x="2.963cm" svg:y="16.675cm">
          <draw:text-box>
            <text:p text:style-name="P2"><text:span text:style-name="T3">}</text:span></text:p>
          </draw:text-box>
        </draw:frame>
        <draw:frame draw:style-name="gr3" draw:text-style-name="P4" draw:layer="layout" svg:width="5.615cm" svg:height="0.471cm" svg:x="2.963cm" svg:y="17.162cm">
          <draw:text-box>
            <text:p text:style-name="P2"><text:span text:style-name="T3">return [w1, w2, time, iterations];</text:span></text:p>
          </draw:text-box>
        </draw:frame>
        <draw:frame draw:style-name="gr3" draw:text-style-name="P4" draw:layer="layout" svg:width="0.422cm" svg:height="0.471cm" svg:x="2.752cm" svg:y="17.649cm">
          <draw:text-box>
            <text:p text:style-name="P2"><text:span text:style-name="T3">}</text:span></text:p>
          </draw:text-box>
        </draw:frame>
        <draw:frame draw:style-name="gr3" draw:text-style-name="P4" draw:layer="layout" svg:width="0.422cm" svg:height="0.471cm" svg:x="2.54cm" svg:y="18.135cm">
          <draw:text-box>
            <text:p text:style-name="P2"><text:span text:style-name="T3">}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1.007cm" svg:height="29.712cm" svg:x="0.381cm" svg:y="0cm" svg:viewBox="0 0 21008 29713" draw:points="0,0 21008,0 21008,29713 0,29713">
          <text:p/>
        </draw:polygon>
        <draw:frame draw:style-name="gr2" draw:text-style-name="P3" draw:layer="layout" svg:width="4.964cm" svg:height="0.547cm" svg:x="2.54cm" svg:y="2.561cm">
          <draw:text-box>
            <text:p text:style-name="P2"><text:span text:style-name="T1">Отримані результати</text:span><text:span text:style-name="T2">:</text:span></text:p>
          </draw:text-box>
        </draw:frame>
        <draw:frame draw:style-name="gr2" draw:text-style-name="P3" draw:layer="layout" svg:width="0.493cm" svg:height="0.547cm" svg:x="3.175cm" svg:y="3.782cm">
          <draw:text-box>
            <text:p text:style-name="P2"><text:span text:style-name="T2">1)</text:span></text:p>
          </draw:text-box>
        </draw:frame>
        <draw:frame draw:style-name="gr2" draw:text-style-name="P3" draw:layer="layout" svg:width="11.148cm" svg:height="0.547cm" svg:x="3.81cm" svg:y="3.782cm">
          <draw:text-box>
            <text:p text:style-name="P2"><text:span text:style-name="T4">https://gyazo.com/fe035bf37005aa3aeb6ffd203d6e4e60</text:span></text:p>
          </draw:text-box>
        </draw:frame>
        <draw:frame draw:style-name="gr2" draw:text-style-name="P3" draw:layer="layout" svg:width="11.521cm" svg:height="0.547cm" svg:x="3.81cm" svg:y="4.435cm">
          <draw:text-box>
            <text:p text:style-name="P2"><text:span text:style-name="T4">https://gyazo.com/2de635677275f886975dc6d6625a4160</text:span></text:p>
          </draw:text-box>
        </draw:frame>
        <draw:frame draw:style-name="gr2" draw:text-style-name="P3" draw:layer="layout" svg:width="0.493cm" svg:height="0.547cm" svg:x="3.175cm" svg:y="5.088cm">
          <draw:text-box>
            <text:p text:style-name="P2"><text:span text:style-name="T2">2)</text:span></text:p>
          </draw:text-box>
        </draw:frame>
        <draw:frame draw:style-name="gr2" draw:text-style-name="P3" draw:layer="layout" svg:width="11.267cm" svg:height="0.547cm" svg:x="3.81cm" svg:y="5.088cm">
          <draw:text-box>
            <text:p text:style-name="P2"><text:span text:style-name="T4">https://gyazo.com/221c590b3b78fdd4843f84bc65fe7f18</text:span></text:p>
          </draw:text-box>
        </draw:frame>
        <draw:frame draw:style-name="gr2" draw:text-style-name="P3" draw:layer="layout" svg:width="11.292cm" svg:height="0.547cm" svg:x="3.81cm" svg:y="5.741cm">
          <draw:text-box>
            <text:p text:style-name="P2"><text:span text:style-name="T4">https://gyazo.com/39491af16f0d5aa62146a0447af5003d</text:span></text:p>
          </draw:text-box>
        </draw:frame>
        <draw:frame draw:style-name="gr2" draw:text-style-name="P3" draw:layer="layout" svg:width="0.493cm" svg:height="0.547cm" svg:x="3.175cm" svg:y="6.395cm">
          <draw:text-box>
            <text:p text:style-name="P2"><text:span text:style-name="T2">3)</text:span></text:p>
          </draw:text-box>
        </draw:frame>
        <draw:frame draw:style-name="gr2" draw:text-style-name="P3" draw:layer="layout" svg:width="11.318cm" svg:height="0.547cm" svg:x="3.81cm" svg:y="6.395cm">
          <draw:text-box>
            <text:p text:style-name="P2"><text:span text:style-name="T4">https://gyazo.com/1bb065d2b4ef6ea57ccb3e356e8863f2</text:span></text:p>
          </draw:text-box>
        </draw:frame>
        <draw:frame draw:style-name="gr2" draw:text-style-name="P5" draw:layer="layout" svg:width="11.402cm" svg:height="0.547cm" svg:x="3.81cm" svg:y="7.048cm">
          <draw:text-box draw:corner-radius="0.127cm">
            <text:p text:style-name="P2"><text:span text:style-name="T4">https://gyazo.com/ec0d9068d92e5f13e45aa4d8a2355434</text:span></text:p>
          </draw:text-box>
        </draw:frame>
        <draw:frame draw:style-name="gr2" draw:text-style-name="P3" draw:layer="layout" svg:width="2.343cm" svg:height="0.547cm" svg:x="2.54cm" svg:y="8.261cm">
          <draw:text-box>
            <text:p text:style-name="P2"><text:span text:style-name="T1">Висновки</text:span><text:span text:style-name="T2">:</text:span></text:p>
          </draw:text-box>
        </draw:frame>
        <draw:frame draw:style-name="gr3" draw:text-style-name="P4" draw:layer="layout" svg:width="14.328cm" svg:height="0.475cm" svg:x="3.81cm" svg:y="8.885cm">
          <draw:text-box>
            <text:p text:style-name="P2"><text:span text:style-name="T5">Під час виконання лабораторних робіт 3.1, 3.2 та 3.3 ми ознайомились з</text:span></text:p>
          </draw:text-box>
        </draw:frame>
        <draw:frame draw:style-name="gr3" draw:text-style-name="P4" draw:layer="layout" svg:width="12.854cm" svg:height="0.475cm" svg:x="2.54cm" svg:y="9.389cm">
          <draw:text-box>
            <text:p text:style-name="P2"><text:span text:style-name="T5">основними принципами розкладання числа на прості множники з</text:span></text:p>
          </draw:text-box>
        </draw:frame>
        <draw:frame draw:style-name="gr3" draw:text-style-name="P4" draw:layer="layout" svg:width="14.421cm" svg:height="0.475cm" svg:x="2.54cm" svg:y="9.876cm">
          <draw:text-box>
            <text:p text:style-name="P2"><text:span text:style-name="T5">використанням різних алгоритмів факторизаці, з принципами машинного</text:span></text:p>
          </draw:text-box>
        </draw:frame>
        <draw:frame draw:style-name="gr3" draw:text-style-name="P4" draw:layer="layout" svg:width="13.616cm" svg:height="0.475cm" svg:x="2.54cm" svg:y="10.363cm">
          <draw:text-box>
            <text:p text:style-name="P2"><text:span text:style-name="T5">навчання за допомогою математичної моделі сприйняття інформації</text:span></text:p>
          </draw:text-box>
        </draw:frame>
        <draw:frame draw:style-name="gr3" draw:text-style-name="P4" draw:layer="layout" svg:width="14.963cm" svg:height="0.475cm" svg:x="2.54cm" svg:y="10.85cm">
          <draw:text-box>
            <text:p text:style-name="P2"><text:span text:style-name="T5">Перцептрон(Perceptron) та з принципами реалізації генетичного алгоритму,</text:span></text:p>
          </draw:text-box>
        </draw:frame>
        <draw:frame draw:style-name="gr3" draw:text-style-name="P4" draw:layer="layout" svg:width="14.916cm" svg:height="0.475cm" svg:x="2.54cm" svg:y="11.337cm">
          <draw:text-box>
            <text:p text:style-name="P2"><text:span text:style-name="T5">вивчення та дослідження особливостей даного алгоритму з використанням</text:span></text:p>
          </draw:text-box>
        </draw:frame>
        <draw:line draw:style-name="gr4" draw:text-style-name="P6" draw:layer="layout" svg:x1="3.81cm" svg:y1="4.286cm" svg:x2="14.851cm" svg:y2="4.286cm">
          <text:p/>
        </draw:line>
        <draw:line draw:style-name="gr4" draw:text-style-name="P6" draw:layer="layout" svg:x1="3.81cm" svg:y1="4.921cm" svg:x2="15.204cm" svg:y2="4.921cm">
          <text:p/>
        </draw:line>
        <draw:line draw:style-name="gr4" draw:text-style-name="P6" draw:layer="layout" svg:x1="3.81cm" svg:y1="5.591cm" svg:x2="14.957cm" svg:y2="5.591cm">
          <text:p/>
        </draw:line>
        <draw:line draw:style-name="gr4" draw:text-style-name="P6" draw:layer="layout" svg:x1="3.81cm" svg:y1="6.226cm" svg:x2="14.993cm" svg:y2="6.226cm">
          <text:p/>
        </draw:line>
        <draw:line draw:style-name="gr4" draw:text-style-name="P6" draw:layer="layout" svg:x1="3.556cm" svg:y1="6.985cm" svg:x2="14.993cm" svg:y2="6.896cm">
          <text:p/>
        </draw:line>
        <draw:line draw:style-name="gr4" draw:text-style-name="P6" draw:layer="layout" svg:x1="3.81cm" svg:y1="7.531cm" svg:x2="15.098cm" svg:y2="7.531cm">
          <text:p/>
        </draw:line>
        <draw:frame draw:style-name="gr5" draw:text-style-name="P6" draw:layer="layout" svg:width="0.025cm" svg:height="0.025cm" svg:x="15.161cm" svg:y="6.071cm">
          <draw:image xlink:href="Pictures/10000201000000010000000124E9D314E0E6B254.png" xlink:type="simple" xlink:show="embed" xlink:actuate="onLoad">
            <text:p/>
          </draw:image>
        </draw:frame>
        <draw:frame draw:style-name="gr3" draw:text-style-name="P4" draw:layer="layout" svg:width="10.907cm" svg:height="0.475cm" svg:x="2.54cm" svg:y="11.823cm">
          <draw:text-box>
            <text:p text:style-name="P2"><text:span text:style-name="T5">засобів моделювання і сучасних програмних оболонок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NewRoman" svg:font-family="TimesNewRoman"/>
    <style:font-face style:name="TimesNewRomanPS" svg:font-family="TimesNewRomanP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025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6-02T23:05:24.583000000</dc:date>
    <meta:editing-duration>PT19M35S</meta:editing-duration>
    <meta:editing-cycles>1</meta:editing-cycles>
    <meta:document-statistic meta:object-count="424"/>
    <meta:generator>LibreOffice/5.4.2.2$Windows_x86 LibreOffice_project/22b09f6418e8c2d508a9eaf86b2399209b0990f4</meta:generator>
  </office:meta>
</office:document-meta>
</file>